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jpeg" manifest:full-path="Pictures/100000000000032000000258E080B12F.jpg"/>
  <manifest:file-entry manifest:media-type="image/png" manifest:full-path="Pictures/10000000000003200000025830674EDA.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orest-title" style:list-style-name="L3">
      <style:graphic-properties draw:fill-color="#ffffff" draw:auto-grow-height="true" fo:min-height="2.843cm"/>
    </style:style>
    <style:style style:name="pr2" style:family="presentation" style:parent-style-name="forest-subtitle">
      <style:graphic-properties draw:fill-color="#ffffff" draw:auto-grow-height="true" fo:min-height="13.86cm"/>
    </style:style>
    <style:style style:name="pr3" style:family="presentation" style:parent-style-name="forest-notes">
      <style:graphic-properties draw:fill-color="#ffffff" draw:auto-grow-height="true" fo:min-height="13.364cm"/>
    </style:style>
    <style:style style:name="pr4" style:family="presentation" style:parent-style-name="forest-title" style:list-style-name="L3">
      <style:graphic-properties draw:fill-color="#ffffff" draw:auto-grow-height="true" fo:min-height="2.843cm"/>
    </style:style>
    <style:style style:name="pr5" style:family="presentation" style:parent-style-name="forest-outline1">
      <style:graphic-properties draw:fill-color="#ffffff" draw:auto-grow-height="true" fo:min-height="13.231cm"/>
    </style:style>
    <style:style style:name="pr6" style:family="presentation" style:parent-style-name="forest-subtitle">
      <style:graphic-properties draw:fill-color="#ffffff" draw:auto-grow-height="true" fo:min-height="17.273cm"/>
    </style:style>
    <style:style style:name="pr7" style:family="presentation" style:parent-style-name="forest-title" style:list-style-name="L3">
      <style:graphic-properties draw:fill-color="#ffffff" draw:auto-grow-height="true" fo:min-height="2.843cm"/>
    </style:style>
    <style:style style:name="pr8" style:family="presentation" style:parent-style-name="forest-outline1">
      <style:graphic-properties draw:fill-color="#ffffff" fo:min-height="13.231cm"/>
    </style:style>
    <style:style style:name="pr9" style:family="presentation" style:parent-style-name="forest-title" style:list-style-name="L3">
      <style:graphic-properties draw:fill-color="#ffffff" draw:auto-grow-height="true" fo:min-height="2.843cm"/>
    </style:style>
    <style:style style:name="pr10" style:family="presentation" style:parent-style-name="forest-title" style:list-style-name="L3">
      <style:graphic-properties draw:fill-color="#ffffff" draw:auto-grow-height="true" fo:min-height="2.843cm"/>
    </style:style>
    <style:style style:name="pr11" style:family="presentation" style:parent-style-name="forest-title" style:list-style-name="L3">
      <style:graphic-properties draw:fill-color="#ffffff" draw:auto-grow-height="true" fo:min-height="2.843cm"/>
    </style:style>
    <style:style style:name="pr12" style:family="presentation" style:parent-style-name="forest-title" style:list-style-name="L3">
      <style:graphic-properties draw:fill-color="#ffffff" draw:auto-grow-height="true" fo:min-height="2.843cm"/>
    </style:style>
    <style:style style:name="pr13" style:family="presentation" style:parent-style-name="forest-title" style:list-style-name="L3">
      <style:graphic-properties draw:fill-color="#ffffff" draw:auto-grow-height="true" fo:min-height="2.843cm"/>
    </style:style>
    <style:style style:name="pr14" style:family="presentation" style:parent-style-name="forest-title" style:list-style-name="L3">
      <style:graphic-properties draw:fill-color="#ffffff" draw:auto-grow-height="true" fo:min-height="2.843cm"/>
    </style:style>
    <style:style style:name="pr15" style:family="presentation" style:parent-style-name="forest-title" style:list-style-name="L3">
      <style:graphic-properties draw:fill-color="#ffffff" draw:auto-grow-height="true" fo:min-height="2.843cm"/>
    </style:style>
    <style:style style:name="pr16" style:family="presentation" style:parent-style-name="forest-title" style:list-style-name="L3">
      <style:graphic-properties draw:fill-color="#ffffff" draw:auto-grow-height="true" fo:min-height="2.843cm"/>
    </style:style>
    <style:style style:name="pr17" style:family="presentation" style:parent-style-name="forest-title" style:list-style-name="L3">
      <style:graphic-properties draw:fill-color="#ffffff" draw:auto-grow-height="true" fo:min-height="2.843cm"/>
    </style:style>
    <style:style style:name="pr18" style:family="presentation" style:parent-style-name="forest-title" style:list-style-name="L3">
      <style:graphic-properties draw:fill-color="#ffffff" draw:auto-grow-height="true" fo:min-height="2.843cm"/>
    </style:style>
    <style:style style:name="pr19" style:family="presentation" style:parent-style-name="forest-title" style:list-style-name="L3">
      <style:graphic-properties draw:fill-color="#ffffff" draw:auto-grow-height="true" fo:min-height="2.843cm"/>
    </style:style>
    <style:style style:name="pr20" style:family="presentation" style:parent-style-name="forest-title" style:list-style-name="L3">
      <style:graphic-properties draw:fill-color="#ffffff" draw:auto-grow-height="true" fo:min-height="2.843cm"/>
    </style:style>
    <style:style style:name="pr21" style:family="presentation" style:parent-style-name="forest-title" style:list-style-name="L3">
      <style:graphic-properties draw:fill-color="#ffffff" draw:auto-grow-height="true" fo:min-height="2.843cm"/>
    </style:style>
    <style:style style:name="pr22" style:family="presentation" style:parent-style-name="forest-title" style:list-style-name="L3">
      <style:graphic-properties draw:fill-color="#ffffff" draw:auto-grow-height="true" fo:min-height="2.843cm"/>
    </style:style>
    <style:style style:name="pr23" style:family="presentation" style:parent-style-name="forest-title" style:list-style-name="L3">
      <style:graphic-properties draw:fill-color="#ffffff" draw:auto-grow-height="true" fo:min-height="2.843cm"/>
    </style:style>
    <style:style style:name="pr24" style:family="presentation" style:parent-style-name="forest-title" style:list-style-name="L3">
      <style:graphic-properties draw:fill-color="#ffffff" draw:auto-grow-height="true" fo:min-height="2.843cm"/>
    </style:style>
    <style:style style:name="pr25" style:family="presentation" style:parent-style-name="forest-title" style:list-style-name="L3">
      <style:graphic-properties draw:fill-color="#ffffff" draw:auto-grow-height="true" fo:min-height="2.843cm"/>
    </style:style>
    <style:style style:name="pr26" style:family="presentation" style:parent-style-name="forest-title" style:list-style-name="L3">
      <style:graphic-properties draw:fill-color="#ffffff" draw:auto-grow-height="true" fo:min-height="2.843cm"/>
    </style:style>
    <style:style style:name="pr27" style:family="presentation" style:parent-style-name="forest-title" style:list-style-name="L3">
      <style:graphic-properties draw:fill-color="#ffffff" draw:auto-grow-height="true" fo:min-height="2.843cm"/>
    </style:style>
    <style:style style:name="pr28" style:family="presentation" style:parent-style-name="forest-title" style:list-style-name="L3">
      <style:graphic-properties draw:fill-color="#ffffff" draw:auto-grow-height="true" fo:min-height="2.843cm"/>
    </style:style>
    <style:style style:name="pr29" style:family="presentation" style:parent-style-name="forest-title" style:list-style-name="L3">
      <style:graphic-properties draw:fill-color="#ffffff" draw:auto-grow-height="true" fo:min-height="2.843cm"/>
    </style:style>
    <style:style style:name="pr30" style:family="presentation" style:parent-style-name="forest-title" style:list-style-name="L3">
      <style:graphic-properties draw:fill-color="#ffffff" draw:auto-grow-height="true" fo:min-height="2.843cm"/>
    </style:style>
    <style:style style:name="pr31" style:family="presentation" style:parent-style-name="forest-title" style:list-style-name="L3">
      <style:graphic-properties draw:fill-color="#ffffff" draw:auto-grow-height="true" fo:min-height="2.843cm"/>
    </style:style>
    <style:style style:name="pr32" style:family="presentation" style:parent-style-name="forest-title" style:list-style-name="L3">
      <style:graphic-properties draw:fill-color="#ffffff" draw:auto-grow-height="true" fo:min-height="2.843cm"/>
    </style:style>
    <style:style style:name="pr33" style:family="presentation" style:parent-style-name="forest-title" style:list-style-name="L3">
      <style:graphic-properties draw:fill-color="#ffffff" draw:auto-grow-height="true" fo:min-height="2.843cm"/>
    </style:style>
    <style:style style:name="pr34" style:family="presentation" style:parent-style-name="forest-title" style:list-style-name="L3">
      <style:graphic-properties draw:fill-color="#ffffff" draw:auto-grow-height="true" fo:min-height="2.843cm"/>
    </style:style>
    <style:style style:name="pr35" style:family="presentation" style:parent-style-name="forest-title" style:list-style-name="L3">
      <style:graphic-properties draw:fill-color="#ffffff" draw:auto-grow-height="true" fo:min-height="2.843cm"/>
    </style:style>
    <style:style style:name="pr36" style:family="presentation" style:parent-style-name="forest-title" style:list-style-name="L3">
      <style:graphic-properties draw:fill-color="#ffffff" draw:auto-grow-height="true" fo:min-height="2.843cm"/>
    </style:style>
    <style:style style:name="pr37" style:family="presentation" style:parent-style-name="forest-title" style:list-style-name="L3">
      <style:graphic-properties draw:fill-color="#ffffff" draw:auto-grow-height="true" fo:min-height="2.843cm"/>
    </style:style>
    <style:style style:name="pr38" style:family="presentation" style:parent-style-name="forest-title" style:list-style-name="L3">
      <style:graphic-properties draw:fill-color="#ffffff" draw:auto-grow-height="true" fo:min-height="2.843cm"/>
    </style:style>
    <style:style style:name="pr39" style:family="presentation" style:parent-style-name="forest-title" style:list-style-name="L3">
      <style:graphic-properties draw:fill-color="#ffffff" draw:auto-grow-height="true" fo:min-height="2.843cm"/>
    </style:style>
    <style:style style:name="pr40" style:family="presentation" style:parent-style-name="forest-title" style:list-style-name="L3">
      <style:graphic-properties draw:fill-color="#ffffff" draw:auto-grow-height="true" fo:min-height="2.843cm"/>
    </style:style>
    <style:style style:name="pr41" style:family="presentation" style:parent-style-name="forest-title" style:list-style-name="L3">
      <style:graphic-properties draw:fill-color="#ffffff" draw:auto-grow-height="true" fo:min-height="2.843cm"/>
    </style:style>
    <style:style style:name="pr42" style:family="presentation" style:parent-style-name="forest-title" style:list-style-name="L3">
      <style:graphic-properties draw:fill-color="#ffffff" draw:auto-grow-height="true" fo:min-height="2.843cm"/>
    </style:style>
    <style:style style:name="pr43" style:family="presentation" style:parent-style-name="forest-title" style:list-style-name="L3">
      <style:graphic-properties draw:fill-color="#ffffff" draw:auto-grow-height="true" fo:min-height="2.843cm"/>
    </style:style>
    <style:style style:name="pr44" style:family="presentation" style:parent-style-name="forest-title" style:list-style-name="L3">
      <style:graphic-properties draw:fill-color="#ffffff" draw:auto-grow-height="true" fo:min-height="2.843cm"/>
    </style:style>
    <style:style style:name="pr45" style:family="presentation" style:parent-style-name="forest-title" style:list-style-name="L3">
      <style:graphic-properties draw:fill-color="#ffffff" draw:auto-grow-height="true" fo:min-height="2.843cm"/>
    </style:style>
    <style:style style:name="pr46" style:family="presentation" style:parent-style-name="forest-title" style:list-style-name="L3">
      <style:graphic-properties draw:fill-color="#ffffff" draw:auto-grow-height="true" fo:min-height="2.843cm"/>
    </style:style>
    <style:style style:name="pr47" style:family="presentation" style:parent-style-name="forest-title" style:list-style-name="L3">
      <style:graphic-properties draw:fill-color="#ffffff" draw:auto-grow-height="true" fo:min-height="2.843cm"/>
    </style:style>
    <style:style style:name="pr48" style:family="presentation" style:parent-style-name="forest-title" style:list-style-name="L3">
      <style:graphic-properties draw:fill-color="#ffffff" draw:auto-grow-height="true" fo:min-height="2.843cm"/>
    </style:style>
    <style:style style:name="pr49" style:family="presentation" style:parent-style-name="forest-title" style:list-style-name="L3">
      <style:graphic-properties draw:fill-color="#ffffff" draw:auto-grow-height="true" fo:min-height="2.843cm"/>
    </style:style>
    <style:style style:name="pr50" style:family="presentation" style:parent-style-name="forest-title" style:list-style-name="L3">
      <style:graphic-properties draw:fill-color="#ffffff" draw:auto-grow-height="true" fo:min-height="2.843cm"/>
    </style:style>
    <style:style style:name="pr51" style:family="presentation" style:parent-style-name="forest-title" style:list-style-name="L3">
      <style:graphic-properties draw:fill-color="#ffffff" draw:auto-grow-height="true" fo:min-height="2.843cm"/>
    </style:style>
    <style:style style:name="pr52" style:family="presentation" style:parent-style-name="forest-title" style:list-style-name="L3">
      <style:graphic-properties draw:fill-color="#ffffff" draw:auto-grow-height="true" fo:min-height="2.843cm"/>
    </style:style>
    <style:style style:name="pr53" style:family="presentation" style:parent-style-name="forest-subtitle">
      <style:graphic-properties draw:fill-color="#ffffff" draw:auto-grow-height="true" fo:min-height="17.249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text-properties fo:font-size="28.1000003814697pt"/>
    </style:style>
    <style:style style:name="P7" style:family="paragraph">
      <style:paragraph-properties fo:margin-left="1.4cm" fo:margin-right="0cm" fo:text-indent="-1.2cm"/>
      <style:text-properties fo:hyphenate="true"/>
    </style:style>
    <style:style style:name="P8" style:family="paragraph">
      <style:paragraph-properties fo:margin-left="1.4cm" fo:margin-right="0cm" fo:text-indent="-1.2cm"/>
      <style:text-properties fo:font-family="'DejaVu Sans Mono'" style:font-family-generic="modern" style:font-pitch="fixed" fo:font-size="24pt" style:font-size-asian="24pt" style:font-size-complex="24pt" fo:hyphenate="true"/>
    </style:style>
    <style:style style:name="P9" style:family="paragraph">
      <style:text-properties fo:hyphenate="true"/>
    </style:style>
    <style:style style:name="P10" style:family="paragraph">
      <style:paragraph-properties fo:margin-left="1.4cm" fo:margin-right="0cm" fo:text-indent="-1.2cm"/>
      <style:text-properties fo:font-family="'DejaVu Sans Mono'" style:font-family-generic="modern" style:font-pitch="fixed" fo:hyphenate="true"/>
    </style:style>
    <style:style style:name="P11" style:family="paragraph">
      <style:paragraph-properties fo:margin-left="0cm" fo:margin-right="0cm" fo:text-indent="0cm"/>
      <style:text-properties fo:font-family="'DejaVu Sans Mono'" style:font-family-generic="modern" style:font-pitch="fixed" fo:font-size="24pt" style:font-size-asian="24pt" style:font-size-complex="2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size="32pt"/>
    </style:style>
    <style:style style:name="P14" style:family="paragraph">
      <style:paragraph-properties fo:text-align="start"/>
    </style:style>
    <style:style style:name="P15" style:family="paragraph">
      <style:paragraph-properties fo:margin-left="0cm" fo:margin-right="0cm" fo:text-align="start" fo:text-indent="0cm"/>
      <style:text-properties fo:font-size="8pt" style:font-size-asian="8pt" style:font-size-complex="8pt"/>
    </style:style>
    <style:style style:name="P16" style:family="paragraph">
      <style:paragraph-properties fo:margin-left="0cm" fo:margin-right="0cm" fo:text-align="start" fo:text-indent="0cm"/>
      <style:text-properties fo:font-size="24pt" style:font-size-asian="24pt" style:font-size-complex="24pt"/>
    </style:style>
    <style:style style:name="P17" style:family="paragraph">
      <style:paragraph-properties fo:margin-left="0cm" fo:margin-right="0cm" fo:text-align="start" fo:text-indent="0cm"/>
      <style:text-properties fo:font-family="'DejaVu Sans Mono'" style:font-family-generic="modern" style:font-pitch="fixed" fo:font-size="24pt" style:font-size-asian="24pt" style:font-size-complex="24pt"/>
    </style:style>
    <style:style style:name="P18" style:family="paragraph">
      <style:paragraph-properties fo:margin-left="0cm" fo:margin-right="0cm" fo:text-align="start" fo:text-indent="0cm"/>
      <style:text-properties fo:font-size="20pt" style:font-size-asian="20pt" style:font-size-complex="20pt"/>
    </style:style>
    <style:style style:name="P19" style:family="paragraph">
      <style:paragraph-properties fo:margin-left="0cm" fo:margin-right="0cm" fo:text-align="start" fo:text-indent="0cm"/>
      <style:text-properties fo:font-size="16pt" style:font-size-asian="16pt" style:font-size-complex="16pt"/>
    </style:style>
    <style:style style:name="P20" style:family="paragraph">
      <style:paragraph-properties fo:margin-left="0cm" fo:margin-right="0cm" fo:text-align="start" fo:text-indent="0cm"/>
      <style:text-properties fo:font-size="18pt" style:font-size-asian="18pt" style:font-size-complex="18pt"/>
    </style:style>
    <style:style style:name="P21" style:family="paragraph">
      <style:paragraph-properties fo:text-align="center"/>
    </style:style>
    <style:style style:name="P22" style:family="paragraph">
      <style:paragraph-properties fo:margin-left="0cm" fo:margin-right="0cm" fo:text-align="center" fo:text-indent="0cm"/>
      <style:text-properties fo:font-size="40pt" style:font-size-asian="40pt" style:font-size-complex="40pt"/>
    </style:style>
    <style:style style:name="T1" style:family="text">
      <style:text-properties fo:font-family="'DejaVu Sans Mono'" style:font-family-generic="modern" style:font-pitch="fixed" fo:font-size="24pt" style:font-size-asian="24pt" style:font-size-complex="24pt"/>
    </style:style>
    <style:style style:name="T2" style:family="text">
      <style:text-properties fo:font-family="'DejaVu Sans Mono'" style:font-family-generic="modern" style:font-pitch="fixed" fo:font-size="24pt" style:font-family-asian="'DejaVu Sans Mono'" style:font-family-generic-asian="modern" style:font-pitch-asian="fixed" style:font-size-asian="24pt" style:font-size-complex="24pt"/>
    </style:style>
    <style:style style:name="T3" style:family="text">
      <style:text-properties fo:font-family="'DejaVu Sans Mono'" style:font-family-generic="modern" style:font-pitch="fixed" fo:font-size="24pt" style:font-family-asian="'DejaVu Sans Mono'" style:font-family-generic-asian="modern" style:font-pitch-asian="fixed" style:font-size-asian="24pt" style:font-family-complex="'DejaVu Sans Mono'" style:font-family-generic-complex="modern" style:font-pitch-complex="fixed" style:font-size-complex="24pt"/>
    </style:style>
    <style:style style:name="T4" style:family="text">
      <style:text-properties fo:font-family="'DejaVu Sans Mono'" style:font-family-generic="modern" style:font-pitch="fixed" fo:font-size="10pt" style:font-family-asian="'DejaVu Sans Mono'" style:font-family-generic-asian="modern" style:font-pitch-asian="fixed" style:font-size-asian="10pt" style:font-family-complex="'DejaVu Sans Mono'" style:font-family-generic-complex="modern" style:font-pitch-complex="fixed" style:font-size-complex="24pt"/>
    </style:style>
    <style:style style:name="T5" style:family="text">
      <style:text-properties fo:font-family="'DejaVu Sans Mono'" style:font-family-generic="modern" style:font-pitch="fixed" fo:font-size="8pt" style:font-size-asian="8pt" style:font-size-complex="8pt"/>
    </style:style>
    <style:style style:name="T6" style:family="text">
      <style:text-properties fo:font-family="'DejaVu Sans Mono'" style:font-family-generic="modern" style:font-pitch="fixed" fo:font-size="20pt" style:font-size-asian="20pt" style:font-size-complex="20pt"/>
    </style:style>
    <style:style style:name="T7" style:family="text">
      <style:text-properties fo:font-family="'DejaVu Sans Mono'" style:font-family-generic="modern" style:font-pitch="fixed" fo:font-size="16pt" style:font-size-asian="16pt" style:font-size-complex="16pt"/>
    </style:style>
    <style:style style:name="T8" style:family="text">
      <style:text-properties fo:font-family="'DejaVu Sans Mono'" style:font-family-generic="modern" style:font-pitch="fixed" fo:font-size="24pt" style:font-size-asian="24pt" style:font-size-complex="24pt"/>
    </style:style>
    <style:style style:name="T9" style:family="text">
      <style:text-properties fo:font-family="'DejaVu Sans Mono'" style:font-family-generic="modern" style:font-pitch="fixed" fo:font-size="18pt" style:font-size-asian="18pt" style:font-size-complex="18pt"/>
    </style:style>
    <style:style style:name="T10" style:family="text">
      <style:text-properties fo:font-family="'DejaVu Sans Mono'" style:font-family-generic="modern" style:font-pitch="fixed"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forest" presentation:presentation-page-layout-name="AL1T0" xml:id="id1" draw:id="id1">
        <office:forms form:automatic-focus="false" form:apply-design-mode="false"/>
        <draw:frame presentation:style-name="pr1" draw:text-style-name="P1" draw:layer="layout" svg:width="24cm" svg:height="2.843cm" svg:x="1.778cm" svg:y="6.555cm" presentation:class="title" presentation:user-transformed="true">
          <draw:text-box>
            <text:p>Tech Updates September 2011</text:p>
          </draw:text-box>
        </draw:frame>
        <draw:frame presentation:style-name="pr2" draw:text-style-name="P2" draw:layer="layout" svg:width="23.5cm" svg:height="13.86cm" svg:x="2cm" svg:y="5.5cm" presentation:class="subtitle" presentation:user-transformed="true">
          <draw:text-box>
            <text:p>Rails 3.1</text:p>
            <text:p>Sprockets and Coffee Script</text:p>
          </draw:text-box>
        </draw:frame>
        <anim:par presentation:node-type="timing-root">
          <anim:par smil:begin="id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forest" presentation:presentation-page-layout-name="AL2T1" xml:id="id2" draw:id="id2">
        <office:forms form:automatic-focus="false" form:apply-design-mode="false"/>
        <draw:frame presentation:style-name="pr4" draw:text-style-name="P1" draw:layer="layout" svg:width="24.5cm" svg:height="2.843cm" svg:x="1.5cm" svg:y="1.5cm" presentation:class="title">
          <draw:text-box draw:corner-radius="0.003cm">
            <text:p text:style-name="P1">Rails 3.1</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Coffeescript</text:p>
              </text:list-item>
              <text:list-item>
                <text:p text:style-name="P3">Sprockets</text:p>
              </text:list-item>
              <text:list-item>
                <text:p text:style-name="P3">Updated engines</text:p>
              </text:list-item>
              <text:list-item>
                <text:p text:style-name="P3">SCSS/SASS</text:p>
              </text:list-item>
              <text:list-item>
                <text:p text:style-name="P3">jQuery by default</text:p>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forest" presentation:presentation-page-layout-name="AL3T32" xml:id="id3" draw:id="id3">
        <office:forms form:automatic-focus="false" form:apply-design-mode="false"/>
        <draw:frame presentation:style-name="pr6" draw:text-style-name="P5" draw:layer="layout" svg:width="24.5cm" svg:height="17.273cm" svg:x="1.5cm" svg:y="1.5cm" presentation:class="subtitle" presentation:user-transformed="true">
          <draw:text-box>
            <text:p>Sprockets</text:p>
          </draw:text-box>
        </draw:frame>
        <anim:par presentation:node-type="timing-root">
          <anim:par smil:begin="id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forest" presentation:presentation-page-layout-name="AL2T1" xml:id="id4" draw:id="id4">
        <office:forms form:automatic-focus="false" form:apply-design-mode="false"/>
        <draw:frame presentation:style-name="pr7" draw:text-style-name="P1" draw:layer="layout" svg:width="24.5cm" svg:height="2.843cm" svg:x="1.5cm" svg:y="1.5cm" presentation:class="title">
          <draw:text-box draw:corner-radius="0.016cm">
            <text:p text:style-name="P1">Sprockets</text:p>
          </draw:text-box>
        </draw:frame>
        <draw:frame presentation:style-name="pr8" draw:text-style-name="P7" draw:layer="layout" svg:width="23.384cm" svg:height="13.231cm" svg:x="2.016cm" svg:y="5.08cm" presentation:class="outline" presentation:user-transformed="true">
          <draw:text-box draw:corner-radius="0.016cm">
            <text:list text:style-name="L2">
              <text:list-item>
                <text:p text:style-name="P5">https://github.com/sstephenson/sprockets</text:p>
              </text:list-item>
              <text:list-item>
                <text:p text:style-name="P5">Rack-based asset packaging system</text:p>
              </text:list-item>
              <text:list-item>
                <text:p text:style-name="P5">Sprockets is a Ruby library for compiling and serving web assets. It features declarative dependency management for JavaScript and CSS assets, as well as a powerful preprocessor pipeline that allows you to write assets in languages like CoffeeScript, Sass, SCSS and LESS.</text:p>
              </text:list-item>
            </text:list>
          </draw:text-box>
        </draw:frame>
        <anim:par presentation:node-type="timing-root">
          <anim:par smil:begin="id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Customer Wishes" draw:style-name="dp1" draw:master-page-name="forest" presentation:presentation-page-layout-name="AL2T1" xml:id="id5" draw:id="id5">
        <office:forms form:automatic-focus="false" form:apply-design-mode="false"/>
        <draw:frame presentation:style-name="pr9" draw:text-style-name="P1" draw:layer="layout" svg:width="24.5cm" svg:height="2.843cm" svg:x="1.5cm" svg:y="1.5cm" presentation:class="title">
          <draw:text-box draw:corner-radius="0.016cm">
            <text:p text:style-name="P1">Sprockets</text:p>
          </draw:text-box>
        </draw:frame>
        <draw:frame presentation:style-name="pr8" draw:text-style-name="P8" draw:layer="layout" svg:width="23.384cm" svg:height="14.352cm" svg:x="2.016cm" svg:y="4.572cm" presentation:class="outline" presentation:user-transformed="true">
          <draw:text-box draw:corner-radius="0.016cm">
            <text:p text:style-name="P5"><text:span text:style-name="T1">$ rails new ajep &amp;&amp; cd ajep</text:span></text:p>
            <text:p text:style-name="P5"><text:span text:style-name="T1">$ cd ajep</text:span></text:p>
            <text:p text:style-name="P5"><text:span text:style-name="T1">$ ls public</text:span></text:p>
            <text:p text:style-name="P5"><text:span text:style-name="T1">404.html</text:span></text:p>
            <text:p text:style-name="P5"><text:span text:style-name="T1">422.html</text:span></text:p>
            <text:p text:style-name="P5"><text:span text:style-name="T1">500.html</text:span></text:p>
            <text:p text:style-name="P5"><text:span text:style-name="T1">favicon.ico</text:span></text:p>
            <text:p text:style-name="P5"><text:span text:style-name="T1">index.html</text:span></text:p>
            <text:p text:style-name="P5"><text:span text:style-name="T1">robots.txt</text:span></text:p>
            <text:p text:style-name="P5"><text:span text:style-name="T1"/></text:p>
          </draw:text-box>
        </draw:frame>
        <anim:par presentation:node-type="timing-root">
          <anim:par smil:begin="id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forest" presentation:presentation-page-layout-name="AL2T1" xml:id="id6" draw:id="id6">
        <office:forms form:automatic-focus="false" form:apply-design-mode="false"/>
        <draw:frame presentation:style-name="pr10" draw:text-style-name="P1" draw:layer="layout" svg:width="24cm" svg:height="2.843cm" svg:x="2cm" svg:y="1.5cm" presentation:class="title" presentation:user-transformed="true">
          <draw:text-box draw:corner-radius="0.032cm">
            <text:p text:style-name="P1">Sprockets</text:p>
          </draw:text-box>
        </draw:frame>
        <draw:frame presentation:style-name="pr8" draw:text-style-name="P8" draw:layer="layout" svg:width="23.384cm" svg:height="13.231cm" svg:x="2.286cm" svg:y="5.057cm" presentation:class="outline" presentation:user-transformed="true">
          <draw:text-box>
            <text:p text:style-name="P5"><text:span text:style-name="T1">$ ls app</text:span></text:p>
            <text:p><text:span text:style-name="T1">assets controllers helpers mailers models <text:s/>views</text:span></text:p>
            <text:p><text:span text:style-name="T1"/></text:p>
            <text:p><text:span text:style-name="T1">$ ls vendor</text:span></text:p>
            <text:p><text:span text:style-name="T1">assets plugins</text:span></text:p>
            <text:p><text:span text:style-name="T1"/></text:p>
          </draw:text-box>
        </draw:frame>
        <anim:par presentation:node-type="timing-root">
          <anim:par smil:begin="id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forest" presentation:presentation-page-layout-name="AL2T1" xml:id="id7" draw:id="id7">
        <office:forms form:automatic-focus="false" form:apply-design-mode="false"/>
        <draw:frame presentation:style-name="pr11" draw:text-style-name="P1" draw:layer="layout" svg:width="24cm" svg:height="2.843cm" svg:x="2cm" svg:y="1.5cm" presentation:class="title" presentation:user-transformed="true">
          <draw:text-box>
            <text:p text:style-name="P1">Sprockets</text:p>
          </draw:text-box>
        </draw:frame>
        <draw:frame presentation:style-name="pr5" draw:text-style-name="P4" draw:layer="layout" svg:width="23.384cm" svg:height="13.231cm" svg:x="2.285cm" svg:y="5.938cm" presentation:class="outline" presentation:user-transformed="true">
          <draw:text-box>
            <text:p><text:span text:style-name="T1">$ ls app/assets</text:span></text:p>
            <text:p><text:span text:style-name="T1">images javascripts stylesheets</text:span></text:p>
            <text:p><text:span text:style-name="T1"/></text:p>
            <text:p/>
          </draw:text-box>
        </draw:frame>
        <anim:par presentation:node-type="timing-root">
          <anim:par smil:begin="id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forest" presentation:presentation-page-layout-name="AL2T1" xml:id="id8" draw:id="id8">
        <office:forms form:automatic-focus="false" form:apply-design-mode="false"/>
        <draw:frame presentation:style-name="pr12"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987cm" svg:x="2.016cm" svg:y="4.826cm" presentation:class="outline" presentation:user-transformed="true">
          <draw:text-box>
            <text:p text:style-name="P5"><text:span text:style-name="T1">//= require jquery</text:span></text:p>
            <text:p text:style-name="P5"><text:span text:style-name="T1">//= require jquery_ujs</text:span></text:p>
            <text:p text:style-name="P5"><text:span text:style-name="T1">//= require_tree .</text:span></text:p>
            <text:p text:style-name="P5"/>
            <text:p text:style-name="P5"><text:span text:style-name="T1">require jquery</text:span></text:p>
            <text:p text:style-name="P5">Load jquery from jquery-rails gem</text:p>
            <text:p text:style-name="P5"><text:span text:style-name="T1">require_tree .</text:span></text:p>
            <text:p text:style-name="P5">Load all js from assets/javascripts</text:p>
            <text:p text:style-name="P5"/>
          </draw:text-box>
        </draw:frame>
        <anim:par presentation:node-type="timing-root">
          <anim:par smil:begin="id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forest" presentation:presentation-page-layout-name="AL2T1" xml:id="id9" draw:id="id9">
        <office:forms form:automatic-focus="false" form:apply-design-mode="false"/>
        <draw:frame presentation:style-name="pr13" draw:text-style-name="P1" draw:layer="layout" svg:width="24.5cm" svg:height="2.843cm" svg:x="1.5cm" svg:y="1.5cm" presentation:class="title">
          <draw:text-box>
            <text:p text:style-name="P1">Sprockets – application.js</text:p>
          </draw:text-box>
        </draw:frame>
        <draw:frame presentation:style-name="pr8" draw:text-style-name="P8" draw:layer="layout" svg:width="23.384cm" svg:height="13.231cm" svg:x="2.585cm" svg:y="5.838cm" presentation:class="outline" presentation:user-transformed="true">
          <draw:text-box>
            <text:p text:style-name="P5"><text:span text:style-name="T1">$ rails g scaffold user name:string</text:span></text:p>
            <text:p text:style-name="P5"><text:span text:style-name="T1">$ ls app/assets/javascripts/</text:span></text:p>
            <text:p text:style-name="P5"><text:span text:style-name="T1">application.js users.js.coffee</text:span></text:p>
            <text:p text:style-name="P5"><text:span text:style-name="T1"/></text:p>
          </draw:text-box>
        </draw:frame>
        <anim:par presentation:node-type="timing-root">
          <anim:par smil:begin="id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Next Steps of Action" draw:style-name="dp1" draw:master-page-name="forest" presentation:presentation-page-layout-name="AL2T1" xml:id="id10" draw:id="id10">
        <office:forms form:automatic-focus="false" form:apply-design-mode="false"/>
        <draw:frame presentation:style-name="pr14"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585cm" svg:y="5.838cm" presentation:class="outline" presentation:user-transformed="true">
          <draw:text-box>
            <text:list text:style-name="L2">
              <text:list-header>
                <text:p>Edit users.js.coffee</text:p>
                <text:p><text:span text:style-name="T1">alert "ajep"</text:span></text:p>
              </text:list-header>
            </text:list>
          </draw:text-box>
        </draw:frame>
        <anim:par presentation:node-type="timing-root">
          <anim:par smil:begin="id1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forest" presentation:presentation-page-layout-name="AL2T1" xml:id="id11" draw:id="id11">
        <office:forms form:automatic-focus="false" form:apply-design-mode="false"/>
        <draw:frame presentation:style-name="pr15"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Development:</text:p>
            <text:p text:style-name="P5"><text:span text:style-name="T1">rake db:create</text:span></text:p>
            <text:p text:style-name="P5"><text:span text:style-name="T1">rake db:migrate</text:span></text:p>
            <text:p text:style-name="P5"><text:span text:style-name="T1">rake test</text:span></text:p>
            <text:p text:style-name="P5"><text:span text:style-name="T1"/></text:p>
          </draw:text-box>
        </draw:frame>
        <anim:par presentation:node-type="timing-root">
          <anim:par smil:begin="id1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forest" presentation:presentation-page-layout-name="AL2T1" xml:id="id12" draw:id="id12">
        <office:forms form:automatic-focus="false" form:apply-design-mode="false"/>
        <draw:frame presentation:style-name="pr16"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Development:</text:p>
            <text:p text:style-name="P5"><text:span text:style-name="T1">rails s</text:span></text:p>
            <text:p text:style-name="P5"><text:span text:style-name="T1">&lt;script src="/assets/jquery.js?body=1" type="text/javascript"&gt;&lt;/script&gt;</text:span></text:p>
            <text:p text:style-name="P5"><text:span text:style-name="T1">&lt;script src="/assets/jquery_ujs.js?body=1" type="text/javascript"&gt;&lt;/script&gt;</text:span></text:p>
            <text:p text:style-name="P5"><text:span text:style-name="T1">&lt;script src="/assets/users.js?body=1" type="text/javascript"&gt;&lt;/script&gt;</text:span></text:p>
            <text:p text:style-name="P5"><text:span text:style-name="T1">&lt;script src="/assets/application.js?body=1" type="text/javascript"&gt;&lt;/script&gt;</text:span></text:p>
          </draw:text-box>
        </draw:frame>
        <anim:par presentation:node-type="timing-root">
          <anim:par smil:begin="id1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forest" presentation:presentation-page-layout-name="AL2T1" xml:id="id13" draw:id="id13">
        <office:forms form:automatic-focus="false" form:apply-design-mode="false"/>
        <draw:frame presentation:style-name="pr17"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Production:</text:p>
            <text:p text:style-name="P5"><text:span text:style-name="T1">RAILS_ENV=production rake db:create</text:span></text:p>
            <text:p text:style-name="P5"><text:span text:style-name="T1">RAILS_ENV=production rake db:migrate</text:span></text:p>
            <text:p text:style-name="P5"><text:span text:style-name="T1">RAILS_ENV=production rake test</text:span></text:p>
            <text:p text:style-name="P5"><text:span text:style-name="T1"/></text:p>
          </draw:text-box>
        </draw:frame>
        <anim:par presentation:node-type="timing-root">
          <anim:par smil:begin="id1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forest" presentation:presentation-page-layout-name="AL2T1" xml:id="id14" draw:id="id14">
        <office:forms form:automatic-focus="false" form:apply-design-mode="false"/>
        <draw:frame presentation:style-name="pr18"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Production:</text:p>
            <text:p text:style-name="P9"><text:span text:style-name="T1">rails s</text:span></text:p>
            <text:p text:style-name="P5"><text:span text:style-name="T1">Sprockets::Helpers::RailsHelper::AssetPaths::AssetNotPrecompiledError in Users#index</text:span></text:p>
            <text:p text:style-name="P5"><text:span text:style-name="T1"/></text:p>
            <text:p text:style-name="P5"><text:span text:style-name="T1">Ow ow ow</text:span></text:p>
          </draw:text-box>
        </draw:frame>
        <anim:par presentation:node-type="timing-root">
          <anim:par smil:begin="id1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forest" presentation:presentation-page-layout-name="AL2T1" xml:id="id15" draw:id="id15">
        <office:forms form:automatic-focus="false" form:apply-design-mode="false"/>
        <draw:frame presentation:style-name="pr19"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Production:</text:p>
            <text:p text:style-name="P5"><text:span text:style-name="T1">RAILS_ENV=production rake assets:precompile</text:span></text:p>
            <text:p text:style-name="P5"><text:span text:style-name="T1">RAILS_ENV=production rails s</text:span></text:p>
            <text:p text:style-name="P5"><text:span text:style-name="T1">&lt;script src="/assets/application-a552e1db33b8be6a42eedf1261916f3c.js" type="text/javascript"&gt;&lt;/script&gt;</text:span></text:p>
            <text:p text:style-name="P5"><text:span text:style-name="T1"/></text:p>
          </draw:text-box>
        </draw:frame>
        <anim:par presentation:node-type="timing-root">
          <anim:par smil:begin="id1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forest" presentation:presentation-page-layout-name="AL2T1" xml:id="id16" draw:id="id16">
        <office:forms form:automatic-focus="false" form:apply-design-mode="false"/>
        <draw:frame presentation:style-name="pr20" draw:text-style-name="P1" draw:layer="layout" svg:width="24.5cm" svg:height="2.843cm" svg:x="1.5cm" svg:y="1.5cm" presentation:class="title">
          <draw:text-box>
            <text:p text:style-name="P1">Sprockets – Javascripts</text:p>
          </draw:text-box>
        </draw:frame>
        <draw:frame presentation:style-name="pr8" draw:text-style-name="P7" draw:layer="layout" svg:width="23.384cm" svg:height="13.231cm" svg:x="2.27cm" svg:y="4.343cm" presentation:class="outline" presentation:user-transformed="true">
          <draw:text-box>
            <text:p text:style-name="P5"><text:span text:style-name="T1">Js compressor:</text:span></text:p>
            <text:p text:style-name="P5"><text:span text:style-name="T1">Closure compiler</text:span></text:p>
            <text:p text:style-name="P5"><text:span text:style-name="T1">Uglifier</text:span></text:p>
            <text:p text:style-name="P5"><text:span text:style-name="T1">Yui compressor</text:span></text:p>
            <text:p text:style-name="P5"><text:span text:style-name="T1"/></text:p>
            <text:p text:style-name="P5"><text:span text:style-name="T1">config.assets.js_compressor = :uglifier</text:span></text:p>
            <text:p text:style-name="P5"><text:span text:style-name="T1">:closure #gem install closure-compiler</text:span></text:p>
            <text:p text:style-name="P5"><text:span text:style-name="T1">:uglifier #gem install uglifier</text:span></text:p>
            <text:p text:style-name="P5"><text:span text:style-name="T1">:yui #gem install yui-compressor</text:span></text:p>
          </draw:text-box>
        </draw:frame>
        <anim:par presentation:node-type="timing-root">
          <anim:par smil:begin="id1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forest" presentation:presentation-page-layout-name="AL2T1" xml:id="id17" draw:id="id17">
        <office:forms form:automatic-focus="false" form:apply-design-mode="false"/>
        <draw:frame presentation:style-name="pr21" draw:text-style-name="P1" draw:layer="layout" svg:width="24.5cm" svg:height="2.843cm" svg:x="1.5cm" svg:y="1.5cm" presentation:class="title">
          <draw:text-box>
            <text:p text:style-name="P1">Sprockets – CSS</text:p>
          </draw:text-box>
        </draw:frame>
        <draw:frame presentation:style-name="pr8" draw:text-style-name="P10" draw:layer="layout" svg:width="23.384cm" svg:height="13.231cm" svg:x="2.27cm" svg:y="4.343cm" presentation:class="outline" presentation:user-transformed="true">
          <draw:text-box>
            <text:p text:style-name="P5"><text:span text:style-name="T1">config.assets.css_compressor = :yui</text:span></text:p>
          </draw:text-box>
        </draw:frame>
        <anim:par presentation:node-type="timing-root">
          <anim:par smil:begin="id1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forest" presentation:presentation-page-layout-name="AL2T1" xml:id="id18" draw:id="id18">
        <office:forms form:automatic-focus="false" form:apply-design-mode="false"/>
        <draw:frame presentation:style-name="pr22"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Javascripts engines:</text:span></text:p>
            <text:p text:style-name="P5"><text:span text:style-name="T1">Plain js</text:span></text:p>
            <text:p text:style-name="P5"><text:span text:style-name="T1">Coffeescript</text:span></text:p>
            <text:p text:style-name="P5"><text:span text:style-name="T1">Ejs: https://github.com/sstephenson/ruby-ejs</text:span></text:p>
            <text:p text:style-name="P5"><text:span text:style-name="T1">Eco: https://github.com/sstephenson/ruby-eco</text:span></text:p>
            <text:p text:style-name="P5"><text:span text:style-name="T1"/></text:p>
          </draw:text-box>
        </draw:frame>
        <anim:par presentation:node-type="timing-root">
          <anim:par smil:begin="id1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forest" presentation:presentation-page-layout-name="AL2T1" xml:id="id19" draw:id="id19">
        <office:forms form:automatic-focus="false" form:apply-design-mode="false"/>
        <draw:frame presentation:style-name="pr23"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CSS:</text:span></text:p>
            <text:p text:style-name="P5"><text:span text:style-name="T1">Plain css</text:span></text:p>
            <text:p text:style-name="P5"><text:span text:style-name="T1">SASS/SCSS</text:span></text:p>
            <text:p text:style-name="P5"><text:span text:style-name="T1">LESS</text:span></text:p>
          </draw:text-box>
        </draw:frame>
        <anim:par presentation:node-type="timing-root">
          <anim:par smil:begin="id1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forest" presentation:presentation-page-layout-name="AL2T1" xml:id="id20" draw:id="id20">
        <office:forms form:automatic-focus="false" form:apply-design-mode="false"/>
        <draw:frame presentation:style-name="pr24"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ERB:</text:span></text:p>
            <text:p text:style-name="P5"><text:span text:style-name="T1"/></text:p>
            <text:p text:style-name="P5"><text:span text:style-name="T1">users.js.coffee.erb</text:span></text:p>
            <text:p text:style-name="P5"><text:span text:style-name="T1"/></text:p>
            <text:p text:style-name="P5"><text:span text:style-name="T1">&lt;% ajep = "hello" %&gt;</text:span></text:p>
            <text:p text:style-name="P5"><text:span text:style-name="T1">alert &lt;%= ajep %&gt;</text:span></text:p>
            <text:p text:style-name="P5"><text:span text:style-name="T1"/></text:p>
            <text:p text:style-name="P5"><text:span text:style-name="T1"/></text:p>
          </draw:text-box>
        </draw:frame>
        <anim:par presentation:node-type="timing-root">
          <anim:par smil:begin="id2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forest" presentation:presentation-page-layout-name="AL2T1" xml:id="id21" draw:id="id21">
        <office:forms form:automatic-focus="false" form:apply-design-mode="false"/>
        <draw:frame presentation:style-name="pr25"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Chaining:</text:span></text:p>
            <text:p text:style-name="P5"><text:span text:style-name="T1"/></text:p>
            <text:p text:style-name="P5"><text:span text:style-name="T1">Read from the last extensions</text:span></text:p>
            <text:p text:style-name="P5"><text:span text:style-name="T1"/></text:p>
          </draw:text-box>
        </draw:frame>
        <anim:par presentation:node-type="timing-root">
          <anim:par smil:begin="id2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forest" presentation:presentation-page-layout-name="AL2T1" xml:id="id22" draw:id="id22">
        <office:forms form:automatic-focus="false" form:apply-design-mode="false"/>
        <draw:frame presentation:style-name="pr26" draw:text-style-name="P1" draw:layer="layout" svg:width="24.5cm" svg:height="2.843cm" svg:x="1.5cm" svg:y="1.5cm" presentation:class="title">
          <draw:text-box>
            <text:p text:style-name="P1">Sprockets – Tips</text:p>
          </draw:text-box>
        </draw:frame>
        <draw:frame presentation:style-name="pr8" draw:text-style-name="P10" draw:layer="layout" svg:width="23.384cm" svg:height="13.231cm" svg:x="2.27cm" svg:y="4.343cm" presentation:class="outline" presentation:user-transformed="true">
          <draw:text-box>
            <text:p text:style-name="P5"><text:span text:style-name="T1">Tips:</text:span></text:p>
            <text:p text:style-name="P5"><text:span text:style-name="T1"/></text:p>
            <text:p text:style-name="P5"><text:span text:style-name="T1">Don't forget to change images path on js and css to:</text:span></text:p>
            <text:p text:style-name="P5"><text:span text:style-name="T1"/></text:p>
            <text:p text:style-name="P5"><text:span text:style-name="T1">/assets/image.jpg</text:span></text:p>
            <text:p text:style-name="P5"><text:span text:style-name="T1"/></text:p>
          </draw:text-box>
        </draw:frame>
        <anim:par presentation:node-type="timing-root">
          <anim:par smil:begin="id2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forest" presentation:presentation-page-layout-name="AL2T1" xml:id="id23" draw:id="id23">
        <office:forms form:automatic-focus="false" form:apply-design-mode="false"/>
        <draw:frame presentation:style-name="pr27" draw:text-style-name="P1" draw:layer="layout" svg:width="24.5cm" svg:height="2.843cm" svg:x="1.5cm" svg:y="1.5cm" presentation:class="title">
          <draw:text-box>
            <text:p text:style-name="P1">Sprockets – Tips</text:p>
          </draw:text-box>
        </draw:frame>
        <draw:frame presentation:style-name="pr8" draw:text-style-name="P10" draw:layer="layout" svg:width="23.384cm" svg:height="13.354cm" svg:x="2.27cm" svg:y="4.343cm" presentation:class="outline" presentation:user-transformed="true">
          <draw:text-box>
            <text:p text:style-name="P5"><text:span text:style-name="T1">Tips:</text:span></text:p>
            <text:p text:style-name="P5"><text:span text:style-name="T1">Capistrano</text:span></text:p>
            <text:p text:style-name="P5"><text:span text:style-name="T1">after "deploy:pipeline_precompile"</text:span></text:p>
            <text:p text:style-name="P5"><text:span text:style-name="T1">namespace :deploy do</text:span></text:p>
            <text:p text:style-name="P5"><text:span text:style-name="T1">task :pipeline_precompile do</text:span></text:p>
            <text:p text:style-name="P5"><text:span text:style-name="T1"><text:s text:c="4"/></text:span><text:span text:style-name="T1">run "cd #{release_path}; RAILS_ENV=production bundle exec rake assets:precompile"</text:span></text:p>
            <text:p text:style-name="P5"><text:span text:style-name="T1"><text:s text:c="2"/></text:span><text:span text:style-name="T1">end</text:span></text:p>
            <text:p text:style-name="P5"><text:span text:style-name="T1">end</text:span></text:p>
          </draw:text-box>
        </draw:frame>
        <anim:par presentation:node-type="timing-root">
          <anim:par smil:begin="id2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forest" presentation:presentation-page-layout-name="AL2T1" xml:id="id24" draw:id="id24">
        <office:forms form:automatic-focus="false" form:apply-design-mode="false"/>
        <draw:frame presentation:style-name="pr28" draw:text-style-name="P1" draw:layer="layout" svg:width="24.5cm" svg:height="2.843cm" svg:x="1.5cm" svg:y="1.5cm" presentation:class="title">
          <draw:text-box>
            <text:p text:style-name="P1">Sprockets – Tips</text:p>
          </draw:text-box>
        </draw:frame>
        <draw:frame presentation:style-name="pr8" draw:text-style-name="P10" draw:layer="layout" svg:width="23.384cm" svg:height="13.231cm" svg:x="2.27cm" svg:y="4.343cm" presentation:class="outline" presentation:user-transformed="true">
          <draw:text-box>
            <text:p text:style-name="P5"><text:span text:style-name="T1">Tips:</text:span></text:p>
            <text:p text:style-name="P5"><text:span text:style-name="T1">rake assets:precompile already create .gz</text:span></text:p>
            <text:p text:style-name="P5"><text:span text:style-name="T1">&lt;LocationMatch "^/assets/.*$"&gt;</text:span></text:p>
            <text:p text:style-name="P5"><text:span text:style-name="T1"><text:s text:c="2"/></text:span><text:span text:style-name="T1">RewriteCond %{REQUEST_FILENAME}.gz -s</text:span></text:p>
            <text:p text:style-name="P5"><text:span text:style-name="T1"><text:s text:c="2"/></text:span><text:span text:style-name="T1">RewriteRule ^(.+) $1.gz [L]</text:span></text:p>
            <text:p text:style-name="P5"><text:span text:style-name="T1"><text:s text:c="2"/></text:span><text:span text:style-name="T1">&lt;FilesMatch .*\.css.gz&gt;</text:span></text:p>
            <text:p text:style-name="P5"><text:span text:style-name="T1"><text:s text:c="6"/></text:span><text:span text:style-name="T1">ForceType text/css</text:span></text:p>
            <text:p text:style-name="P5"><text:span text:style-name="T1"><text:s text:c="2"/></text:span><text:span text:style-name="T1">&lt;/FilesMatch&gt; </text:span></text:p>
            <text:p text:style-name="P5"><text:span text:style-name="T1">&lt;/LocationMatch&gt;</text:span></text:p>
          </draw:text-box>
        </draw:frame>
        <anim:par presentation:node-type="timing-root">
          <anim:par smil:begin="id2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forest" presentation:presentation-page-layout-name="AL3T32" xml:id="id25" draw:id="id25">
        <office:forms form:automatic-focus="false" form:apply-design-mode="false"/>
        <draw:frame presentation:style-name="pr6" draw:text-style-name="P11" draw:layer="layout" svg:width="24.5cm" svg:height="17.273cm" svg:x="1.5cm" svg:y="1.5cm" presentation:class="subtitle" presentation:user-transformed="true">
          <draw:text-box>
            <text:p>Coffee Script</text:p>
          </draw:text-box>
        </draw:frame>
        <anim:par presentation:node-type="timing-root">
          <anim:par smil:begin="id2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forest" presentation:presentation-page-layout-name="AL2T1" xml:id="id26" draw:id="id26">
        <office:forms form:automatic-focus="false" form:apply-design-mode="false"/>
        <draw:frame presentation:style-name="pr29" draw:text-style-name="P1" draw:layer="layout" svg:width="24.5cm" svg:height="2.843cm" svg:x="1.5cm" svg:y="1.5cm" presentation:class="title" presentation:user-transformed="true">
          <draw:text-box>
            <text:p text:style-name="P1">Coffee Script – Installation</text:p>
          </draw:text-box>
        </draw:frame>
        <draw:frame presentation:style-name="pr8" draw:text-style-name="P8" draw:layer="layout" svg:width="23.384cm" svg:height="13.231cm" svg:x="2.585cm" svg:y="5.838cm" presentation:class="outline" presentation:user-transformed="true">
          <draw:text-box>
            <text:p><text:span text:style-name="T2">Download</text:span><text:span text:style-name="T3"> </text:span><text:span text:style-name="T2">node.js</text:span><text:span text:style-name="T3"> </text:span><text:span text:style-name="T2">from</text:span><text:span text:style-name="T3"> </text:span><text:span text:style-name="T1"><text:a xlink:href="http://nodejs.org/#download">http://nodejs.org/#download</text:a></text:span></text:p>
            <text:p><text:span text:style-name="T2">Extract</text:span><text:span text:style-name="T3"> </text:span><text:span text:style-name="T2">and</text:span><text:span text:style-name="T3"> </text:span><text:span text:style-name="T2">compile</text:span><text:span text:style-name="T3"> </text:span><text:span text:style-name="T2">node</text:span><text:span text:style-name="T3"> </text:span><text:span text:style-name="T2">source</text:span><text:span text:style-name="T3"> </text:span><text:span text:style-name="T2">code:</text:span></text:p>
            <text:p><text:span text:style-name="T2">tar</text:span><text:span text:style-name="T3"> </text:span><text:span text:style-name="T2">xzvf</text:span><text:span text:style-name="T3"> </text:span><text:span text:style-name="T2">node-v0.4.11.tar.gz</text:span></text:p>
            <text:p><text:span text:style-name="T2">cd</text:span><text:span text:style-name="T3"> </text:span><text:span text:style-name="T2">node-v0.4.11</text:span></text:p>
            <text:p><text:span text:style-name="T2">./configure</text:span><text:span text:style-name="T3"> –</text:span><text:span text:style-name="T2">prefix=/usr</text:span></text:p>
            <text:p><text:span text:style-name="T2">make</text:span></text:p>
            <text:p><text:span text:style-name="T2">sudo</text:span><text:span text:style-name="T3"> </text:span><text:span text:style-name="T2">make</text:span><text:span text:style-name="T3"> </text:span><text:span text:style-name="T2">install</text:span></text:p>
          </draw:text-box>
        </draw:frame>
        <anim:par presentation:node-type="timing-root">
          <anim:par smil:begin="id2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1" draw:master-page-name="forest" presentation:presentation-page-layout-name="AL2T1" xml:id="id27" draw:id="id27">
        <office:forms form:automatic-focus="false" form:apply-design-mode="false"/>
        <draw:frame presentation:style-name="pr30" draw:text-style-name="P1" draw:layer="layout" svg:width="24.5cm" svg:height="2.843cm" svg:x="1.5cm" svg:y="1.5cm" presentation:class="title" presentation:user-transformed="true">
          <draw:text-box>
            <text:p text:style-name="P1">Coffee Script – Installation</text:p>
          </draw:text-box>
        </draw:frame>
        <draw:frame presentation:style-name="pr8" draw:text-style-name="P8" draw:layer="layout" svg:width="23.384cm" svg:height="13.231cm" svg:x="2.585cm" svg:y="5.838cm" presentation:class="outline" presentation:user-transformed="true">
          <draw:text-box>
            <text:p><text:span text:style-name="T2">Install</text:span><text:span text:style-name="T4"> </text:span><text:span text:style-name="T2">npm:</text:span></text:p>
            <text:p><text:span text:style-name="T2">curl</text:span><text:span text:style-name="T4"> </text:span><text:span text:style-name="T2">http://npmjs.org/install.sh</text:span><text:span text:style-name="T4"> </text:span><text:span text:style-name="T2">|</text:span><text:span text:style-name="T4"> </text:span><text:span text:style-name="T2">sh</text:span></text:p>
            <text:p><text:span text:style-name="T2"/></text:p>
            <text:p><text:span text:style-name="T2">Install</text:span><text:span text:style-name="T4"> </text:span><text:span text:style-name="T2">coffee-script:</text:span></text:p>
            <text:p><text:span text:style-name="T2">sudo</text:span><text:span text:style-name="T4"> </text:span><text:span text:style-name="T2">npm</text:span><text:span text:style-name="T4"> </text:span><text:span text:style-name="T2">install</text:span><text:span text:style-name="T4"> </text:span><text:span text:style-name="T2">-g</text:span><text:span text:style-name="T4"> </text:span><text:span text:style-name="T2">coffee-script</text:span></text:p>
          </draw:text-box>
        </draw:frame>
        <anim:par presentation:node-type="timing-root">
          <anim:par smil:begin="id2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1" draw:master-page-name="forest" presentation:presentation-page-layout-name="AL2T1" xml:id="id28" draw:id="id28">
        <office:forms form:automatic-focus="false" form:apply-design-mode="false"/>
        <draw:frame presentation:style-name="pr31" draw:text-style-name="P1" draw:layer="layout" svg:width="24.5cm" svg:height="2.843cm" svg:x="1.5cm" svg:y="1.5cm" presentation:class="title" presentation:user-transformed="true">
          <draw:text-box>
            <text:p text:style-name="P1">Coffee Script – Introduction</text:p>
          </draw:text-box>
        </draw:frame>
        <draw:frame presentation:style-name="pr8" draw:text-style-name="P8" draw:layer="layout" svg:width="23.384cm" svg:height="13.231cm" svg:x="2.585cm" svg:y="5.838cm" presentation:class="outline" presentation:user-transformed="true">
          <draw:text-box>
            <text:p><text:span text:style-name="T2">Compile</text:span></text:p>
            <text:p><text:span text:style-name="T2"/></text:p>
            <text:p><text:span text:style-name="T2">coffee -c test.coffee</text:span></text:p>
          </draw:text-box>
        </draw:frame>
        <anim:par presentation:node-type="timing-root">
          <anim:par smil:begin="id2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1" draw:master-page-name="forest" presentation:presentation-page-layout-name="AL2T1" xml:id="id29" draw:id="id29">
        <office:forms form:automatic-focus="false" form:apply-design-mode="false"/>
        <draw:frame presentation:style-name="pr32" draw:text-style-name="P1" draw:layer="layout" svg:width="24.5cm" svg:height="2.843cm" svg:x="1.5cm" svg:y="1.5cm" presentation:class="title" presentation:user-transformed="true">
          <draw:text-box>
            <text:p text:style-name="P1">Coffee Script – Introduction</text:p>
          </draw:text-box>
        </draw:frame>
        <draw:frame presentation:style-name="pr8" draw:text-style-name="P8" draw:layer="layout" svg:width="23.384cm" svg:height="13.231cm" svg:x="2.585cm" svg:y="5.838cm" presentation:class="outline" presentation:user-transformed="true">
          <draw:text-box>
            <text:p><text:span text:style-name="T2">ajep = "Hello world!"</text:span></text:p>
            <text:p><text:span text:style-name="T2">console.log ajep if ajep?</text:span></text:p>
          </draw:text-box>
        </draw:frame>
        <anim:par presentation:node-type="timing-root">
          <anim:par smil:begin="id2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9" presentation:class="page"/>
          <draw:frame presentation:style-name="pr3" draw:text-style-name="P6" draw:layer="layout" svg:width="16.799cm" svg:height="13.364cm" svg:x="2.1cm" svg:y="14.107cm" presentation:class="notes" presentation:placeholder="true">
            <draw:text-box/>
          </draw:frame>
        </presentation:notes>
      </draw:page>
      <draw:page draw:name="page30" draw:style-name="dp1" draw:master-page-name="forest" presentation:presentation-page-layout-name="AL2T1" xml:id="id30" draw:id="id30">
        <office:forms form:automatic-focus="false" form:apply-design-mode="false"/>
        <draw:frame presentation:style-name="pr33" draw:text-style-name="P1" draw:layer="layout" svg:width="24.5cm" svg:height="2.843cm" svg:x="1.5cm" svg:y="1.5cm" presentation:class="title" presentation:user-transformed="true">
          <draw:text-box>
            <text:p text:style-name="P1">Coffee Script – Introduction</text:p>
          </draw:text-box>
        </draw:frame>
        <draw:frame presentation:style-name="pr8" draw:text-style-name="P8" draw:layer="layout" svg:width="23.384cm" svg:height="13.231cm" svg:x="2.585cm" svg:y="5.838cm" presentation:class="outline" presentation:user-transformed="true">
          <draw:text-box>
            <text:p><text:span text:style-name="T2">(function() {</text:span></text:p>
            <text:p><text:span text:style-name="T2"><text:s text:c="2"/></text:span><text:span text:style-name="T2">var ajep;</text:span></text:p>
            <text:p><text:span text:style-name="T2"><text:s text:c="2"/></text:span><text:span text:style-name="T2">ajep = "Hello world!";</text:span></text:p>
            <text:p><text:span text:style-name="T2"><text:s text:c="2"/></text:span><text:span text:style-name="T2">if (ajep != null) {</text:span></text:p>
            <text:p><text:span text:style-name="T2"><text:s text:c="4"/></text:span><text:span text:style-name="T2">console.log(ajep);</text:span></text:p>
            <text:p><text:span text:style-name="T2"><text:s text:c="2"/></text:span><text:span text:style-name="T2">}</text:span></text:p>
            <text:p><text:span text:style-name="T2">}).call(this);</text:span></text:p>
            <text:p><text:span text:style-name="T2"/></text:p>
          </draw:text-box>
        </draw:frame>
        <anim:par presentation:node-type="timing-root">
          <anim:par smil:begin="id3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1" draw:master-page-name="forest" presentation:presentation-page-layout-name="AL2T1" xml:id="id31" draw:id="id31">
        <office:forms form:automatic-focus="false" form:apply-design-mode="false"/>
        <draw:frame presentation:style-name="pr34" draw:text-style-name="P1" draw:layer="layout" svg:width="24.5cm" svg:height="2.843cm" svg:x="1.5cm" svg:y="1.5cm" presentation:class="title" presentation:user-transformed="true">
          <draw:text-box>
            <text:p text:style-name="P1">Coffee Script – Functions</text:p>
          </draw:text-box>
        </draw:frame>
        <draw:frame presentation:style-name="pr8" draw:text-style-name="P8" draw:layer="layout" svg:width="23.384cm" svg:height="13.231cm" svg:x="2.585cm" svg:y="5.838cm" presentation:class="outline" presentation:user-transformed="true">
          <draw:text-box>
            <text:p><text:span text:style-name="T2">functionname = (param1 = "default") →</text:span></text:p>
            <text:p><text:span text:style-name="T2"><text:s text:c="2"/></text:span><text:span text:style-name="T2">function_content</text:span></text:p>
            <text:p><text:span text:style-name="T2"/></text:p>
            <text:p><text:span text:style-name="T2">Example:</text:span></text:p>
            <text:p><text:span text:style-name="T2"/></text:p>
            <text:p><text:span text:style-name="T2">ajep = (param1 = "ajep") -&gt; </text:span></text:p>
            <text:p><text:span text:style-name="T2"><text:s text:c="2"/></text:span><text:span text:style-name="T2">console.log param1</text:span></text:p>
            <text:p><text:span text:style-name="T2">ajep "Hello"</text:span></text:p>
            <text:p><text:span text:style-name="T2"/></text:p>
          </draw:text-box>
        </draw:frame>
        <anim:par presentation:node-type="timing-root">
          <anim:par smil:begin="id3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1" draw:master-page-name="forest" presentation:presentation-page-layout-name="AL2T1" xml:id="id32" draw:id="id32">
        <office:forms form:automatic-focus="false" form:apply-design-mode="false"/>
        <draw:frame presentation:style-name="pr35" draw:text-style-name="P1" draw:layer="layout" svg:width="24.5cm" svg:height="2.843cm" svg:x="1.5cm" svg:y="1.5cm" presentation:class="title" presentation:user-transformed="true">
          <draw:text-box>
            <text:p text:style-name="P1">Coffee Script – Functions</text:p>
          </draw:text-box>
        </draw:frame>
        <draw:frame presentation:style-name="pr8" draw:text-style-name="P8" draw:layer="layout" svg:width="23.384cm" svg:height="15.837cm" svg:x="1.778cm" svg:y="4.343cm" presentation:class="outline" presentation:user-transformed="true">
          <draw:text-box>
            <text:p><text:span text:style-name="T2">(function() {</text:span></text:p>
            <text:p><text:span text:style-name="T2"><text:s text:c="2"/></text:span><text:span text:style-name="T2">var ajep;</text:span></text:p>
            <text:p><text:span text:style-name="T2"><text:s text:c="2"/></text:span><text:span text:style-name="T2">ajep = function(param1) {</text:span></text:p>
            <text:p><text:span text:style-name="T2"><text:s text:c="4"/></text:span><text:span text:style-name="T2">if (param1 == null) {</text:span></text:p>
            <text:p><text:span text:style-name="T2"><text:s text:c="6"/></text:span><text:span text:style-name="T2">param1 = "ajep";</text:span></text:p>
            <text:p><text:span text:style-name="T2"><text:s text:c="4"/></text:span><text:span text:style-name="T2">}</text:span></text:p>
            <text:p><text:span text:style-name="T2"><text:s text:c="4"/></text:span><text:span text:style-name="T2">return console.log(param1);</text:span></text:p>
            <text:p><text:span text:style-name="T2"><text:s text:c="2"/></text:span><text:span text:style-name="T2">};</text:span></text:p>
            <text:p><text:span text:style-name="T2"><text:s text:c="2"/></text:span><text:span text:style-name="T2">ajep("Hello");</text:span></text:p>
            <text:p><text:span text:style-name="T2">}).call(this);</text:span></text:p>
            <text:p><text:span text:style-name="T2"/></text:p>
          </draw:text-box>
        </draw:frame>
        <anim:par presentation:node-type="timing-root">
          <anim:par smil:begin="id3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1" draw:master-page-name="forest" presentation:presentation-page-layout-name="AL1T0" xml:id="id33" draw:id="id33">
        <office:forms form:automatic-focus="false" form:apply-design-mode="false"/>
        <draw:frame presentation:style-name="pr36" draw:text-style-name="P1" draw:layer="layout" svg:width="24.5cm" svg:height="3.473cm" svg:x="1.408cm" svg:y="1.778cm" presentation:class="title" presentation:user-transformed="true">
          <draw:text-box>
            <text:p text:style-name="P1">Coffee Script<text:line-break/>Arrays &amp; Object Literals</text:p>
          </draw:text-box>
        </draw:frame>
        <draw:frame presentation:style-name="pr2" draw:text-style-name="P3" draw:layer="layout" svg:width="24.5cm" svg:height="13.86cm" svg:x="2.678cm" svg:y="4.826cm" presentation:class="subtitle" presentation:user-transformed="true">
          <draw:text-box>
            <text:p text:style-name="P3"><text:span text:style-name="T2"/></text:p>
            <text:p text:style-name="P12"><text:span text:style-name="T2">ajep = [</text:span></text:p>
            <text:p text:style-name="P12"><text:span text:style-name="T2"><text:s text:c="2"/></text:span><text:span text:style-name="T2">1</text:span></text:p>
            <text:p text:style-name="P12"><text:span text:style-name="T2"><text:s text:c="2"/></text:span><text:span text:style-name="T2">2</text:span></text:p>
            <text:p text:style-name="P12"><text:span text:style-name="T2">]</text:span></text:p>
            <text:p text:style-name="P12"><text:span text:style-name="T2">ngok =</text:span></text:p>
            <text:p text:style-name="P12"><text:span text:style-name="T2"><text:s text:c="2"/></text:span><text:span text:style-name="T2">satu:</text:span></text:p>
            <text:p text:style-name="P12"><text:span text:style-name="T2"><text:s text:c="4"/></text:span><text:span text:style-name="T2">satu: 1</text:span></text:p>
            <text:p text:style-name="P12"><text:span text:style-name="T2"><text:s text:c="2"/></text:span><text:span text:style-name="T2">dua:</text:span></text:p>
            <text:p text:style-name="P12"><text:span text:style-name="T2"><text:s text:c="4"/></text:span><text:span text:style-name="T2">dua: 2</text:span></text:p>
            <text:p text:style-name="P12"><text:span text:style-name="T2"/></text:p>
          </draw:text-box>
        </draw:frame>
        <anim:par presentation:node-type="timing-root">
          <anim:par smil:begin="id3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1" draw:master-page-name="forest" presentation:presentation-page-layout-name="AL1T0" xml:id="id34" draw:id="id34">
        <office:forms form:automatic-focus="false" form:apply-design-mode="false"/>
        <draw:frame presentation:style-name="pr37" draw:text-style-name="P1" draw:layer="layout" svg:width="24.5cm" svg:height="2.843cm" svg:x="1.408cm" svg:y="2.093cm" presentation:class="title" presentation:user-transformed="true">
          <draw:text-box>
            <text:p text:style-name="P1">Coffee Script – Conditionals</text:p>
          </draw:text-box>
        </draw:frame>
        <draw:frame presentation:style-name="pr2" draw:text-style-name="P12" draw:layer="layout" svg:width="24.5cm" svg:height="13.86cm" svg:x="2.678cm" svg:y="4.826cm" presentation:class="subtitle" presentation:user-transformed="true">
          <draw:text-box>
            <text:p text:style-name="P12"><text:span text:style-name="T2">ajep = 1</text:span></text:p>
            <text:p text:style-name="P12"><text:span text:style-name="T2">if ajep == 1</text:span></text:p>
            <text:p text:style-name="P12"><text:span text:style-name="T2"><text:s text:c="2"/></text:span><text:span text:style-name="T2">console.log "aha"</text:span></text:p>
            <text:p text:style-name="P12"><text:span text:style-name="T2">else if ajep == 2</text:span></text:p>
            <text:p text:style-name="P12"><text:span text:style-name="T2"><text:s text:c="2"/></text:span><text:span text:style-name="T2">console.log "bhb"</text:span></text:p>
            <text:p text:style-name="P12"><text:span text:style-name="T2">else</text:span></text:p>
            <text:p text:style-name="P12"><text:span text:style-name="T2"><text:s text:c="2"/></text:span><text:span text:style-name="T2">console.log "chc"</text:span></text:p>
            <text:p text:style-name="P12"><text:span text:style-name="T2"/></text:p>
            <text:p text:style-name="P12"><text:span text:style-name="T2">console.log "dhd" unless ajep == 2</text:span></text:p>
            <text:p text:style-name="P12"><text:span text:style-name="T2"/></text:p>
            <text:p text:style-name="P12"><text:span text:style-name="T2"/></text:p>
          </draw:text-box>
        </draw:frame>
        <anim:par presentation:node-type="timing-root">
          <anim:par smil:begin="id3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1" draw:master-page-name="forest" presentation:presentation-page-layout-name="AL1T0" xml:id="id35" draw:id="id35">
        <office:forms form:automatic-focus="false" form:apply-design-mode="false"/>
        <draw:frame presentation:style-name="pr38" draw:text-style-name="P1" draw:layer="layout" svg:width="24.5cm" svg:height="2.843cm" svg:x="1.524cm" svg:y="1.221cm" presentation:class="title" presentation:user-transformed="true">
          <draw:text-box>
            <text:p text:style-name="P1">Coffee Script – Conditionals</text:p>
          </draw:text-box>
        </draw:frame>
        <draw:frame presentation:style-name="pr2" draw:text-style-name="P13" draw:layer="layout" svg:width="24.5cm" svg:height="15.777cm" svg:x="2.286cm" svg:y="4.572cm" presentation:class="subtitle" presentation:user-transformed="true">
          <draw:text-box>
            <text:p text:style-name="P12"><text:span text:style-name="T2">(function() {</text:span></text:p>
            <text:p text:style-name="P12"><text:span text:style-name="T2"><text:s text:c="2"/></text:span><text:span text:style-name="T2">var ajep;</text:span></text:p>
            <text:p text:style-name="P12"><text:span text:style-name="T2"><text:s text:c="2"/></text:span><text:span text:style-name="T2">ajep = 1;</text:span></text:p>
            <text:p text:style-name="P12"><text:span text:style-name="T2"><text:s text:c="2"/></text:span><text:span text:style-name="T2">if (ajep === 1) {</text:span></text:p>
            <text:p text:style-name="P12"><text:span text:style-name="T2"><text:s text:c="4"/></text:span><text:span text:style-name="T2">console.log("aha");</text:span></text:p>
            <text:p text:style-name="P12"><text:span text:style-name="T2"><text:s text:c="2"/></text:span><text:span text:style-name="T2">} else if (ajep === 2) {</text:span></text:p>
            <text:p text:style-name="P12"><text:span text:style-name="T2"><text:s text:c="4"/></text:span><text:span text:style-name="T2">console.log("bhb");</text:span></text:p>
            <text:p text:style-name="P12"><text:span text:style-name="T2"><text:s text:c="2"/></text:span><text:span text:style-name="T2">} else {</text:span></text:p>
            <text:p text:style-name="P12"><text:span text:style-name="T2"><text:s text:c="4"/></text:span><text:span text:style-name="T2">console.log("chc");</text:span></text:p>
            <text:p text:style-name="P12"><text:span text:style-name="T2"><text:s text:c="2"/></text:span><text:span text:style-name="T2">}</text:span></text:p>
            <text:p text:style-name="P12"><text:span text:style-name="T2"><text:s text:c="2"/></text:span><text:span text:style-name="T2">if (ajep !== 2) {</text:span></text:p>
            <text:p text:style-name="P12"><text:span text:style-name="T2"><text:s text:c="4"/></text:span><text:span text:style-name="T2">console.log("dhd");</text:span></text:p>
            <text:p text:style-name="P12"><text:span text:style-name="T2"><text:s text:c="2"/></text:span><text:span text:style-name="T2">}</text:span></text:p>
            <text:p text:style-name="P12"><text:span text:style-name="T2">}).call(this);</text:span></text:p>
            <text:p text:style-name="P12"><text:span text:style-name="T2"/></text:p>
            <text:p text:style-name="P12"><text:span text:style-name="T2"/></text:p>
          </draw:text-box>
        </draw:frame>
        <anim:par presentation:node-type="timing-root">
          <anim:par smil:begin="id3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1" draw:master-page-name="forest" presentation:presentation-page-layout-name="AL1T0" xml:id="id36" draw:id="id36">
        <office:forms form:automatic-focus="false" form:apply-design-mode="false"/>
        <draw:frame presentation:style-name="pr39" draw:text-style-name="P1" draw:layer="layout" svg:width="24.5cm" svg:height="2.843cm" svg:x="1.524cm" svg:y="1.221cm" presentation:class="title" presentation:user-transformed="true">
          <draw:text-box>
            <text:p text:style-name="P1">Coffee Script – Splats</text:p>
          </draw:text-box>
        </draw:frame>
        <draw:frame presentation:style-name="pr2" draw:text-style-name="P13" draw:layer="layout" svg:width="24.5cm" svg:height="13.86cm" svg:x="2.032cm" svg:y="4.318cm" presentation:class="subtitle" presentation:user-transformed="true">
          <draw:text-box>
            <text:p text:style-name="P12"><text:span text:style-name="T2">satu = dua = sisa = ""</text:span></text:p>
            <text:p text:style-name="P12"><text:span text:style-name="T2">ajep = (first, second, others...) -&gt;</text:span></text:p>
            <text:p text:style-name="P12"><text:span text:style-name="T2"><text:s text:c="2"/></text:span><text:span text:style-name="T2">satu = first</text:span></text:p>
            <text:p text:style-name="P12"><text:span text:style-name="T2"><text:s text:c="2"/></text:span><text:span text:style-name="T2">dua <text:s/>= second</text:span></text:p>
            <text:p text:style-name="P12"><text:span text:style-name="T2"><text:s text:c="2"/></text:span><text:span text:style-name="T2">sisa = others</text:span></text:p>
            <text:p text:style-name="P12"><text:span text:style-name="T2"/></text:p>
            <text:p text:style-name="P12"><text:span text:style-name="T2">isi = ["one", "two", "three", "four"]</text:span></text:p>
            <text:p text:style-name="P12"><text:span text:style-name="T2"/></text:p>
            <text:p text:style-name="P12"><text:span text:style-name="T2">ajep isi...</text:span></text:p>
            <text:p text:style-name="P12"><text:span text:style-name="T2"/></text:p>
            <text:p text:style-name="P12"><text:span text:style-name="T2">console.log "Pertamax: " + satu</text:span></text:p>
            <text:p text:style-name="P12"><text:span text:style-name="T2">console.log "Keduax: " + dua</text:span></text:p>
            <text:p text:style-name="P12"><text:span text:style-name="T2">console.log "Sisax: " + sisa</text:span></text:p>
          </draw:text-box>
        </draw:frame>
        <anim:par presentation:node-type="timing-root">
          <anim:par smil:begin="id3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1" draw:master-page-name="forest" presentation:presentation-page-layout-name="AL1T0" xml:id="id37" draw:id="id37">
        <office:forms form:automatic-focus="false" form:apply-design-mode="false"/>
        <draw:frame presentation:style-name="pr40" draw:text-style-name="P1" draw:layer="layout" svg:width="24.5cm" svg:height="2.843cm" svg:x="1.524cm" svg:y="1.221cm" presentation:class="title" presentation:user-transformed="true">
          <draw:text-box>
            <text:p text:style-name="P1">Coffee Script – Splats</text:p>
          </draw:text-box>
        </draw:frame>
        <draw:frame presentation:style-name="pr2" draw:text-style-name="P13" draw:layer="layout" svg:width="24.5cm" svg:height="13.86cm" svg:x="2.032cm" svg:y="4.318cm" presentation:class="subtitle" presentation:user-transformed="true">
          <draw:text-box>
            <text:p text:style-name="P12"><text:span text:style-name="T2">console.log ajep for ajep in ["1","2","3"]</text:span></text:p>
            <text:p text:style-name="P12"><text:span text:style-name="T2"/></text:p>
            <text:p text:style-name="P12"><text:span text:style-name="T2">for ajep in ["1","2","3"]</text:span></text:p>
            <text:p text:style-name="P12"><text:span text:style-name="T2"><text:s text:c="2"/></text:span><text:span text:style-name="T2">console.log ajep</text:span></text:p>
            <text:p text:style-name="P12"><text:span text:style-name="T2"/></text:p>
            <text:p text:style-name="P12"><text:span text:style-name="T2">console.log ajep for ajep in ([1..10])</text:span></text:p>
            <text:p text:style-name="P12"><text:span text:style-name="T2"/></text:p>
            <text:p text:style-name="P12"><text:span text:style-name="T2">ini x while x &gt; 10</text:span></text:p>
            <text:p text:style-name="P12"><text:span text:style-name="T2">itu x until x &gt; 10</text:span></text:p>
            <text:p text:style-name="P12"><text:span text:style-name="T2"/></text:p>
            <text:p text:style-name="P12"><text:span text:style-name="T2">until =&gt; while not</text:span></text:p>
            <text:p text:style-name="P12"><text:span text:style-name="T2">loop <text:s/>=&gt; while true</text:span></text:p>
          </draw:text-box>
        </draw:frame>
        <anim:par presentation:node-type="timing-root">
          <anim:par smil:begin="id3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1" draw:master-page-name="forest" presentation:presentation-page-layout-name="AL1T0" xml:id="id38" draw:id="id38">
        <office:forms form:automatic-focus="false" form:apply-design-mode="false"/>
        <draw:frame presentation:style-name="pr41" draw:text-style-name="P1" draw:layer="layout" svg:width="24.5cm" svg:height="2.843cm" svg:x="1.524cm" svg:y="1.221cm" presentation:class="title" presentation:user-transformed="true">
          <draw:text-box>
            <text:p text:style-name="P1">Coffee Script – Array Splicing</text:p>
          </draw:text-box>
        </draw:frame>
        <draw:frame presentation:style-name="pr2" draw:text-style-name="P13" draw:layer="layout" svg:width="24.5cm" svg:height="13.86cm" svg:x="2.032cm" svg:y="4.318cm" presentation:class="subtitle" presentation:user-transformed="true">
          <draw:text-box>
            <text:p text:style-name="P12"><text:span text:style-name="T2">ajep = [1..10]</text:span></text:p>
            <text:p text:style-name="P12"><text:span text:style-name="T2">console.log ajep[0..9]</text:span></text:p>
            <text:p text:style-name="P12"><text:span text:style-name="T2">console.log ajep[0...9]</text:span></text:p>
            <text:p text:style-name="P12"><text:span text:style-name="T2"/></text:p>
            <text:p text:style-name="P12"><text:span text:style-name="T2">→ </text:span></text:p>
            <text:p text:style-name="P12"><text:span text:style-name="T2"/></text:p>
            <text:p text:style-name="P12"><text:span text:style-name="T2">[ 1, 2, 3, 4, 5, 6, 7, 8, 9, 10 ]</text:span></text:p>
            <text:p text:style-name="P12"><text:span text:style-name="T2">[ 1, 2, 3, 4, 5, 6, 7, 8, 9 ]</text:span></text:p>
            <text:p text:style-name="P12"><text:span text:style-name="T2"/></text:p>
          </draw:text-box>
        </draw:frame>
        <anim:par presentation:node-type="timing-root">
          <anim:par smil:begin="id3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8" presentation:class="page"/>
          <draw:frame presentation:style-name="pr3" draw:text-style-name="P6" draw:layer="layout" svg:width="16.799cm" svg:height="13.364cm" svg:x="2.1cm" svg:y="14.107cm" presentation:class="notes" presentation:placeholder="true">
            <draw:text-box/>
          </draw:frame>
        </presentation:notes>
      </draw:page>
      <draw:page draw:name="page39" draw:style-name="dp1" draw:master-page-name="forest" presentation:presentation-page-layout-name="AL1T0" xml:id="id39" draw:id="id39">
        <office:forms form:automatic-focus="false" form:apply-design-mode="false"/>
        <draw:frame presentation:style-name="pr42" draw:text-style-name="P1" draw:layer="layout" svg:width="24.5cm" svg:height="2.843cm" svg:x="1.524cm" svg:y="1.221cm" presentation:class="title" presentation:user-transformed="true">
          <draw:text-box>
            <text:p text:style-name="P1">Coffee Script – Operators</text:p>
          </draw:text-box>
        </draw:frame>
        <draw:frame presentation:style-name="pr2" draw:text-style-name="P13" draw:layer="layout" svg:width="24.5cm" svg:height="13.86cm" svg:x="2.032cm" svg:y="4.318cm" presentation:class="subtitle" presentation:user-transformed="true">
          <draw:text-box>
            <text:p>CoffeeScript<text:tab/>JavaScript</text:p>
            <text:p><text:span text:style-name="T1"><text:s text:c="7"/></text:span><text:span text:style-name="T1">is <text:s text:c="8"/>=== <text:s text:c="4"/></text:span></text:p>
            <text:p><text:span text:style-name="T1"><text:s text:c="6"/></text:span><text:span text:style-name="T1">isnt <text:s text:c="7"/>!== <text:s text:c="4"/></text:span></text:p>
            <text:p><text:span text:style-name="T1"><text:s text:c="7"/></text:span><text:span text:style-name="T1">not <text:s text:c="7"/>! <text:s text:c="6"/></text:span></text:p>
            <text:p><text:span text:style-name="T1"><text:s text:c="3"/></text:span><text:span text:style-name="T1">and <text:s text:c="8"/>&amp;&amp; <text:s text:c="2"/></text:span></text:p>
            <text:p><text:span text:style-name="T1"><text:s text:c="5"/></text:span><text:span text:style-name="T1">or <text:s text:c="8"/>|| <text:s text:c="3"/></text:span></text:p>
            <text:p><text:span text:style-name="T1">true, yes, on <text:s text:c="8"/>true <text:s text:c="7"/></text:span></text:p>
            <text:p><text:span text:style-name="T1"><text:s text:c="4"/></text:span><text:span text:style-name="T1">false, no, off <text:s text:c="8"/>false <text:s text:c="11"/></text:span></text:p>
            <text:p><text:span text:style-name="T1">@, this <text:s text:c="8"/>this <text:s/></text:span></text:p>
            <text:p><text:span text:style-name="T1"><text:s text:c="5"/></text:span><text:span text:style-name="T1">of <text:s text:c="8"/>in <text:s text:c="3"/></text:span></text:p>
          </draw:text-box>
        </draw:frame>
        <anim:par presentation:node-type="timing-root">
          <anim:par smil:begin="id3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1" draw:master-page-name="forest" presentation:presentation-page-layout-name="AL1T0" xml:id="id40" draw:id="id40">
        <office:forms form:automatic-focus="false" form:apply-design-mode="false"/>
        <draw:frame presentation:style-name="pr43" draw:text-style-name="P1" draw:layer="layout" svg:width="24.5cm" svg:height="2.843cm" svg:x="1.524cm" svg:y="1.221cm" presentation:class="title" presentation:user-transformed="true">
          <draw:text-box>
            <text:p text:style-name="P1">Coffee Script – Existential Operator</text:p>
          </draw:text-box>
        </draw:frame>
        <draw:frame presentation:style-name="pr2" draw:text-style-name="P13" draw:layer="layout" svg:width="24.5cm" svg:height="13.86cm" svg:x="2.032cm" svg:y="4.318cm" presentation:class="subtitle" presentation:user-transformed="true">
          <draw:text-box>
            <text:p><text:span text:style-name="T1">variable?</text:span></text:p>
            <text:p><text:span text:style-name="T1">ruby object.nil?</text:span></text:p>
            <text:p><text:span text:style-name="T1"/></text:p>
            <text:p><text:span text:style-name="T1">variable.function?().function?()</text:span></text:p>
            <text:p><text:span text:style-name="T1">rails object.try(:function).try(:function)</text:span> </text:p>
          </draw:text-box>
        </draw:frame>
        <anim:par presentation:node-type="timing-root">
          <anim:par smil:begin="id4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0" presentation:class="page"/>
          <draw:frame presentation:style-name="pr3" draw:text-style-name="P6" draw:layer="layout" svg:width="16.799cm" svg:height="13.364cm" svg:x="2.1cm" svg:y="14.107cm" presentation:class="notes" presentation:placeholder="true">
            <draw:text-box/>
          </draw:frame>
        </presentation:notes>
      </draw:page>
      <draw:page draw:name="page41" draw:style-name="dp1" draw:master-page-name="forest" presentation:presentation-page-layout-name="AL1T0" xml:id="id41" draw:id="id41">
        <office:forms form:automatic-focus="false" form:apply-design-mode="false"/>
        <draw:frame presentation:style-name="pr44" draw:text-style-name="P1" draw:layer="layout" svg:width="24.5cm" svg:height="2.843cm" svg:x="1.524cm" svg:y="1.221cm" presentation:class="title" presentation:user-transformed="true">
          <draw:text-box>
            <text:p text:style-name="P1">Coffee Script – Class &amp; Inheritance</text:p>
          </draw:text-box>
        </draw:frame>
        <draw:frame presentation:style-name="pr2" draw:text-style-name="P13" draw:layer="layout" svg:width="24.5cm" svg:height="15.777cm" svg:x="2.032cm" svg:y="3.36cm" presentation:class="subtitle" presentation:user-transformed="true">
          <draw:text-box>
            <text:p text:style-name="P14"><text:span text:style-name="T1">class Binatang</text:span></text:p>
            <text:p text:style-name="P14"><text:span text:style-name="T1"><text:s text:c="2"/></text:span><text:span text:style-name="T1">constructor: (@nama) -&gt;</text:span></text:p>
            <text:p text:style-name="P14"><text:span text:style-name="T1"><text:s text:c="2"/></text:span><text:span text:style-name="T1">pindah: (jarak) -&gt;</text:span></text:p>
            <text:p text:style-name="P14"><text:span text:style-name="T1"><text:s text:c="4"/></text:span><text:span text:style-name="T1">console.log @nama + " melompat #{jarak} m."</text:span></text:p>
            <text:p text:style-name="P14"><text:span text:style-name="T1">class Kodok extends Binatang</text:span></text:p>
            <text:p text:style-name="P14"><text:span text:style-name="T1"><text:s text:c="2"/></text:span><text:span text:style-name="T1">pindah: -&gt;</text:span></text:p>
            <text:p text:style-name="P14"><text:span text:style-name="T1"><text:s text:c="4"/></text:span><text:span text:style-name="T1">console.log "Sang ..."</text:span></text:p>
            <text:p text:style-name="P14"><text:span text:style-name="T1"><text:s text:c="4"/></text:span><text:span text:style-name="T1">super 5</text:span></text:p>
            <text:p text:style-name="P14"><text:span text:style-name="T1">class Kuda extends Binatang</text:span></text:p>
            <text:p text:style-name="P14"><text:span text:style-name="T1"><text:s text:c="2"/></text:span><text:span text:style-name="T1">pindah: -&gt;</text:span></text:p>
            <text:p text:style-name="P14"><text:span text:style-name="T1"><text:s text:c="4"/></text:span><text:span text:style-name="T1">console.log "Si ..."</text:span></text:p>
            <text:p text:style-name="P14"><text:span text:style-name="T1"><text:s text:c="4"/></text:span><text:span text:style-name="T1">super 45</text:span></text:p>
            <text:p text:style-name="P14"><text:span text:style-name="T1">kodok = new Kodok "Bangkong"</text:span></text:p>
            <text:p text:style-name="P14"><text:span text:style-name="T1">kuda = new Kuda "Lumping"</text:span></text:p>
            <text:p text:style-name="P14"><text:span text:style-name="T1">kodok.pindah()</text:span></text:p>
            <text:p text:style-name="P14"><text:span text:style-name="T1">kuda.pindah()</text:span></text:p>
          </draw:text-box>
        </draw:frame>
        <anim:par presentation:node-type="timing-root">
          <anim:par smil:begin="id4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1" presentation:class="page"/>
          <draw:frame presentation:style-name="pr3" draw:text-style-name="P6" draw:layer="layout" svg:width="16.799cm" svg:height="13.364cm" svg:x="2.1cm" svg:y="14.107cm" presentation:class="notes" presentation:placeholder="true">
            <draw:text-box/>
          </draw:frame>
        </presentation:notes>
      </draw:page>
      <draw:page draw:name="page42" draw:style-name="dp1" draw:master-page-name="forest" presentation:presentation-page-layout-name="AL1T0" xml:id="id42" draw:id="id42">
        <office:forms form:automatic-focus="false" form:apply-design-mode="false"/>
        <draw:frame presentation:style-name="pr45" draw:text-style-name="P1" draw:layer="layout" svg:width="24.5cm" svg:height="2.843cm" svg:x="1.524cm" svg:y="1.221cm" presentation:class="title" presentation:user-transformed="true">
          <draw:text-box>
            <text:p text:style-name="P1">Coffee Script – Class &amp; Inheritance</text:p>
          </draw:text-box>
        </draw:frame>
        <draw:frame presentation:style-name="pr2" draw:text-style-name="P15" draw:layer="layout" svg:width="24.5cm" svg:height="15.451cm" svg:x="2.032cm" svg:y="3.523cm" presentation:class="subtitle" presentation:user-transformed="true">
          <draw:text-box>
            <text:p text:style-name="P14"><text:span text:style-name="T1">(function() {</text:span></text:p>
            <text:p text:style-name="P14"><text:span text:style-name="T1"><text:s text:c="2"/></text:span><text:span text:style-name="T1">var Binatang, Kodok, Kuda, kodok, kuda;</text:span></text:p>
            <text:p text:style-name="P14"><text:span text:style-name="T1"><text:s text:c="2"/></text:span><text:span text:style-name="T1">var __hasProp = Object.prototype.hasOwnProperty, __extends = function(child, parent) {</text:span></text:p>
            <text:p text:style-name="P14"><text:span text:style-name="T1"><text:s text:c="4"/></text:span><text:span text:style-name="T1">for (var key in parent) { if (__hasProp.call(parent, key)) child[key] = parent[key]; }</text:span></text:p>
            <text:p text:style-name="P14"><text:span text:style-name="T1"><text:s text:c="4"/></text:span><text:span text:style-name="T1">function ctor() { this.constructor = child; }</text:span></text:p>
            <text:p text:style-name="P14"><text:span text:style-name="T1"><text:s text:c="4"/></text:span><text:span text:style-name="T1">ctor.prototype = parent.prototype;</text:span></text:p>
            <text:p text:style-name="P14"><text:span text:style-name="T1"><text:s text:c="4"/></text:span><text:span text:style-name="T1">child.prototype = new ctor;</text:span></text:p>
            <text:p text:style-name="P14"><text:span text:style-name="T1"><text:s text:c="4"/></text:span><text:span text:style-name="T1">child.__super__ = parent.prototype;</text:span></text:p>
            <text:p text:style-name="P14"><text:span text:style-name="T1"><text:s text:c="4"/></text:span><text:span text:style-name="T1">return child;</text:span></text:p>
            <text:p text:style-name="P14"><text:span text:style-name="T1"><text:s text:c="2"/></text:span><text:span text:style-name="T1">};</text:span></text:p>
            <text:p text:style-name="P14"><text:span text:style-name="T5"/></text:p>
            <text:p text:style-name="P14"><text:span text:style-name="T5"/></text:p>
          </draw:text-box>
        </draw:frame>
        <anim:par presentation:node-type="timing-root">
          <anim:par smil:begin="id4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2" presentation:class="page"/>
          <draw:frame presentation:style-name="pr3" draw:text-style-name="P6" draw:layer="layout" svg:width="16.799cm" svg:height="13.364cm" svg:x="2.1cm" svg:y="14.107cm" presentation:class="notes" presentation:placeholder="true">
            <draw:text-box/>
          </draw:frame>
        </presentation:notes>
      </draw:page>
      <draw:page draw:name="page43" draw:style-name="dp1" draw:master-page-name="forest" presentation:presentation-page-layout-name="AL1T0" xml:id="id43" draw:id="id43">
        <office:forms form:automatic-focus="false" form:apply-design-mode="false"/>
        <draw:frame presentation:style-name="pr46" draw:text-style-name="P1" draw:layer="layout" svg:width="24.5cm" svg:height="2.843cm" svg:x="1.524cm" svg:y="1.221cm" presentation:class="title" presentation:user-transformed="true">
          <draw:text-box>
            <text:p text:style-name="P1">Coffee Script – Class &amp; Inheritance</text:p>
          </draw:text-box>
        </draw:frame>
        <draw:frame presentation:style-name="pr2" draw:text-style-name="P16" draw:layer="layout" svg:width="24.5cm" svg:height="13.86cm" svg:x="2.032cm" svg:y="4.318cm" presentation:class="subtitle" presentation:user-transformed="true">
          <draw:text-box>
            <text:p text:style-name="P14"><text:span text:style-name="T1"><text:s text:c="2"/></text:span><text:span text:style-name="T1">Binatang = (function() {</text:span></text:p>
            <text:p text:style-name="P14"><text:span text:style-name="T1"><text:s text:c="4"/></text:span><text:span text:style-name="T1">function Binatang(nama) {</text:span></text:p>
            <text:p text:style-name="P14"><text:span text:style-name="T1"><text:s text:c="6"/></text:span><text:span text:style-name="T1">this.nama = nama;</text:span></text:p>
            <text:p text:style-name="P14"><text:span text:style-name="T1"><text:s text:c="4"/></text:span><text:span text:style-name="T1">}</text:span></text:p>
            <text:p text:style-name="P14"><text:span text:style-name="T1"><text:s text:c="4"/></text:span><text:span text:style-name="T1">Binatang.prototype.pindah = function(jarak) {</text:span></text:p>
            <text:p text:style-name="P14"><text:span text:style-name="T1"><text:s text:c="6"/></text:span><text:span text:style-name="T1">return console.log(this.nama + (" melompat " + jarak + " m."));</text:span></text:p>
            <text:p text:style-name="P14"><text:span text:style-name="T1"><text:s text:c="4"/></text:span><text:span text:style-name="T1">};</text:span></text:p>
            <text:p text:style-name="P14"><text:span text:style-name="T1"><text:s text:c="4"/></text:span><text:span text:style-name="T1">return Binatang;</text:span></text:p>
            <text:p text:style-name="P14"><text:span text:style-name="T1"><text:s text:c="2"/></text:span><text:span text:style-name="T1">})();</text:span></text:p>
            <text:p text:style-name="P14"><text:span text:style-name="T1"/></text:p>
          </draw:text-box>
        </draw:frame>
        <anim:par presentation:node-type="timing-root">
          <anim:par smil:begin="id4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3" presentation:class="page"/>
          <draw:frame presentation:style-name="pr3" draw:text-style-name="P6" draw:layer="layout" svg:width="16.799cm" svg:height="13.364cm" svg:x="2.1cm" svg:y="14.107cm" presentation:class="notes" presentation:placeholder="true">
            <draw:text-box/>
          </draw:frame>
        </presentation:notes>
      </draw:page>
      <draw:page draw:name="page44" draw:style-name="dp1" draw:master-page-name="forest" presentation:presentation-page-layout-name="AL1T0" xml:id="id44" draw:id="id44">
        <office:forms form:automatic-focus="false" form:apply-design-mode="false"/>
        <draw:frame presentation:style-name="pr47" draw:text-style-name="P1" draw:layer="layout" svg:width="24.5cm" svg:height="2.843cm" svg:x="1.524cm" svg:y="1.221cm" presentation:class="title" presentation:user-transformed="true">
          <draw:text-box>
            <text:p text:style-name="P1">Coffee Script – Class &amp; Inheritance</text:p>
          </draw:text-box>
        </draw:frame>
        <draw:frame presentation:style-name="pr2" draw:text-style-name="P17" draw:layer="layout" svg:width="24.5cm" svg:height="13.86cm" svg:x="2.032cm" svg:y="4.318cm" presentation:class="subtitle" presentation:user-transformed="true">
          <draw:text-box>
            <text:p text:style-name="P14"><text:span text:style-name="T1"><text:s text:c="2"/></text:span><text:span text:style-name="T1">Kodok = (function() {</text:span></text:p>
            <text:p text:style-name="P14"><text:span text:style-name="T1"><text:s text:c="4"/></text:span><text:span text:style-name="T1">__extends(Kodok, Binatang);</text:span></text:p>
            <text:p text:style-name="P14"><text:span text:style-name="T1"><text:s text:c="4"/></text:span><text:span text:style-name="T1">function Kodok() {</text:span></text:p>
            <text:p text:style-name="P14"><text:span text:style-name="T1"><text:s text:c="6"/></text:span><text:span text:style-name="T1">Kodok.__super__.constructor.apply(this, arguments);</text:span></text:p>
            <text:p text:style-name="P14"><text:span text:style-name="T1"><text:s text:c="4"/></text:span><text:span text:style-name="T1">}</text:span></text:p>
            <text:p text:style-name="P14"><text:span text:style-name="T1"><text:s text:c="4"/></text:span><text:span text:style-name="T1">Kodok.prototype.pindah = function() {</text:span></text:p>
            <text:p text:style-name="P14"><text:span text:style-name="T1"><text:s text:c="6"/></text:span><text:span text:style-name="T1">console.log("Sang ...");</text:span></text:p>
            <text:p text:style-name="P14"><text:span text:style-name="T1"><text:s text:c="6"/></text:span><text:span text:style-name="T1">return Kodok.__super__.pindah.call(this, 5);</text:span></text:p>
            <text:p text:style-name="P14"><text:span text:style-name="T1"><text:s text:c="4"/></text:span><text:span text:style-name="T1">};</text:span></text:p>
            <text:p text:style-name="P14"><text:span text:style-name="T1"><text:s text:c="4"/></text:span><text:span text:style-name="T1">return Kodok;</text:span></text:p>
            <text:p text:style-name="P14"><text:span text:style-name="T1"><text:s text:c="2"/></text:span><text:span text:style-name="T1">})();</text:span></text:p>
            <text:p text:style-name="P14"><text:span text:style-name="T1"/></text:p>
          </draw:text-box>
        </draw:frame>
        <anim:par presentation:node-type="timing-root">
          <anim:par smil:begin="id4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4" presentation:class="page"/>
          <draw:frame presentation:style-name="pr3" draw:text-style-name="P6" draw:layer="layout" svg:width="16.799cm" svg:height="13.364cm" svg:x="2.1cm" svg:y="14.107cm" presentation:class="notes" presentation:placeholder="true">
            <draw:text-box/>
          </draw:frame>
        </presentation:notes>
      </draw:page>
      <draw:page draw:name="page45" draw:style-name="dp1" draw:master-page-name="forest" presentation:presentation-page-layout-name="AL1T0" xml:id="id45" draw:id="id45">
        <office:forms form:automatic-focus="false" form:apply-design-mode="false"/>
        <draw:frame presentation:style-name="pr48" draw:text-style-name="P1" draw:layer="layout" svg:width="24.5cm" svg:height="2.843cm" svg:x="1.524cm" svg:y="1.221cm" presentation:class="title" presentation:user-transformed="true">
          <draw:text-box>
            <text:p text:style-name="P1">Coffee Script – Class &amp; Inheritance</text:p>
          </draw:text-box>
        </draw:frame>
        <draw:frame presentation:style-name="pr2" draw:text-style-name="P18" draw:layer="layout" svg:width="24.5cm" svg:height="13.86cm" svg:x="2.032cm" svg:y="4.317cm" presentation:class="subtitle" presentation:user-transformed="true">
          <draw:text-box>
            <text:p text:style-name="P14"><text:span text:style-name="T6"><text:s text:c="2"/></text:span><text:span text:style-name="T6">Kuda = (function() {</text:span></text:p>
            <text:p text:style-name="P14"><text:span text:style-name="T6"><text:s text:c="4"/></text:span><text:span text:style-name="T6">__extends(Kuda, Binatang);</text:span></text:p>
            <text:p text:style-name="P14"><text:span text:style-name="T6"><text:s text:c="4"/></text:span><text:span text:style-name="T6">function Kuda() {</text:span></text:p>
            <text:p text:style-name="P14"><text:span text:style-name="T6"><text:s text:c="6"/></text:span><text:span text:style-name="T6">Kuda.__super__.constructor.apply(this, arguments);</text:span></text:p>
            <text:p text:style-name="P14"><text:span text:style-name="T6"><text:s text:c="4"/></text:span><text:span text:style-name="T6">}</text:span></text:p>
            <text:p text:style-name="P14"><text:span text:style-name="T6"><text:s text:c="4"/></text:span><text:span text:style-name="T6">Kuda.prototype.pindah = function() {</text:span></text:p>
            <text:p text:style-name="P14"><text:span text:style-name="T6"><text:s text:c="6"/></text:span><text:span text:style-name="T6">console.log("Si ...");</text:span></text:p>
            <text:p text:style-name="P14"><text:span text:style-name="T6"><text:s text:c="6"/></text:span><text:span text:style-name="T6">return Kuda.__super__.pindah.call(this, 45);</text:span></text:p>
            <text:p text:style-name="P14"><text:span text:style-name="T6"><text:s text:c="4"/></text:span><text:span text:style-name="T6">};</text:span></text:p>
            <text:p text:style-name="P14"><text:span text:style-name="T6"><text:s text:c="4"/></text:span><text:span text:style-name="T6">return Kuda;</text:span></text:p>
            <text:p text:style-name="P14"><text:span text:style-name="T6"><text:s text:c="2"/></text:span><text:span text:style-name="T6">})();</text:span></text:p>
            <text:p text:style-name="P14"><text:span text:style-name="T6"><text:s text:c="2"/></text:span><text:span text:style-name="T6">kodok = new Kodok("Bangkong");</text:span></text:p>
            <text:p text:style-name="P14"><text:span text:style-name="T6"><text:s text:c="2"/></text:span><text:span text:style-name="T6">kuda = new Kuda("Lumping");</text:span></text:p>
            <text:p text:style-name="P14"><text:span text:style-name="T6"><text:s text:c="2"/></text:span><text:span text:style-name="T6">kodok.pindah();</text:span></text:p>
            <text:p text:style-name="P14"><text:span text:style-name="T6"><text:s text:c="2"/></text:span><text:span text:style-name="T6">kuda.pindah();</text:span></text:p>
            <text:p text:style-name="P14"><text:span text:style-name="T6">}).call(this);</text:span></text:p>
          </draw:text-box>
        </draw:frame>
        <anim:par presentation:node-type="timing-root">
          <anim:par smil:begin="id4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5" presentation:class="page"/>
          <draw:frame presentation:style-name="pr3" draw:text-style-name="P6" draw:layer="layout" svg:width="16.799cm" svg:height="13.364cm" svg:x="2.1cm" svg:y="14.107cm" presentation:class="notes" presentation:placeholder="true">
            <draw:text-box/>
          </draw:frame>
        </presentation:notes>
      </draw:page>
      <draw:page draw:name="page46" draw:style-name="dp1" draw:master-page-name="forest" presentation:presentation-page-layout-name="AL1T0" xml:id="id46" draw:id="id46">
        <office:forms form:automatic-focus="false" form:apply-design-mode="false"/>
        <draw:frame presentation:style-name="pr49" draw:text-style-name="P1" draw:layer="layout" svg:width="24.5cm" svg:height="2.843cm" svg:x="1.524cm" svg:y="1.221cm" presentation:class="title" presentation:user-transformed="true">
          <draw:text-box>
            <text:p text:style-name="P1">Coffee Script – Switch</text:p>
          </draw:text-box>
        </draw:frame>
        <draw:frame presentation:style-name="pr2" draw:text-style-name="P16" draw:layer="layout" svg:width="24.5cm" svg:height="13.86cm" svg:x="2.032cm" svg:y="4.318cm" presentation:class="subtitle" presentation:user-transformed="true">
          <draw:text-box>
            <text:p text:style-name="P14"><text:span text:style-name="T1">switch day</text:span></text:p>
            <text:p text:style-name="P14"><text:span text:style-name="T1"><text:s text:c="2"/></text:span><text:span text:style-name="T1">when "Senin" then go terlambat</text:span></text:p>
            <text:p text:style-name="P14"><text:span text:style-name="T1"><text:s text:c="2"/></text:span><text:span text:style-name="T1">when "Selasa" then go sakit</text:span></text:p>
            <text:p text:style-name="P14"><text:span text:style-name="T1"><text:s text:c="2"/></text:span><text:span text:style-name="T1">when "Rabu" then go bolos</text:span></text:p>
            <text:p text:style-name="P14"><text:span text:style-name="T1"><text:s text:c="2"/></text:span><text:span text:style-name="T1">when "Kamis", "Jumat"</text:span></text:p>
            <text:p text:style-name="P14"><text:span text:style-name="T1"><text:s text:c="5"/></text:span><text:span text:style-name="T1">go kerja</text:span></text:p>
            <text:p text:style-name="P14"><text:span text:style-name="T1"><text:s text:c="2"/></text:span><text:span text:style-name="T1">when "Minggu" then go hibernasi</text:span></text:p>
            <text:p text:style-name="P14"><text:span text:style-name="T1"><text:s text:c="2"/></text:span><text:span text:style-name="T1">else go work</text:span></text:p>
          </draw:text-box>
        </draw:frame>
        <anim:par presentation:node-type="timing-root">
          <anim:par smil:begin="id4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6" presentation:class="page"/>
          <draw:frame presentation:style-name="pr3" draw:text-style-name="P6" draw:layer="layout" svg:width="16.799cm" svg:height="13.364cm" svg:x="2.1cm" svg:y="14.107cm" presentation:class="notes" presentation:placeholder="true">
            <draw:text-box/>
          </draw:frame>
        </presentation:notes>
      </draw:page>
      <draw:page draw:name="page47" draw:style-name="dp1" draw:master-page-name="forest" presentation:presentation-page-layout-name="AL1T0" xml:id="id47" draw:id="id47">
        <office:forms form:automatic-focus="false" form:apply-design-mode="false"/>
        <draw:frame presentation:style-name="pr50" draw:text-style-name="P1" draw:layer="layout" svg:width="24.5cm" svg:height="2.843cm" svg:x="1.524cm" svg:y="1.221cm" presentation:class="title" presentation:user-transformed="true">
          <draw:text-box>
            <text:p text:style-name="P1">Coffee Script – Switch</text:p>
          </draw:text-box>
        </draw:frame>
        <draw:frame presentation:style-name="pr2" draw:text-style-name="P19" draw:layer="layout" svg:width="24.5cm" svg:height="14.997cm" svg:x="2.032cm" svg:y="3.75cm" presentation:class="subtitle" presentation:user-transformed="true">
          <draw:text-box>
            <text:p text:style-name="P14"><text:span text:style-name="T7">(function() {</text:span></text:p>
            <text:p text:style-name="P14"><text:span text:style-name="T7"><text:s text:c="2"/></text:span><text:span text:style-name="T7">switch (day) {</text:span></text:p>
            <text:p text:style-name="P14"><text:span text:style-name="T7"><text:s text:c="4"/></text:span><text:span text:style-name="T7">case "Senin":</text:span></text:p>
            <text:p text:style-name="P14"><text:span text:style-name="T7"><text:s text:c="6"/></text:span><text:span text:style-name="T7">go(terlambat);</text:span></text:p>
            <text:p text:style-name="P14"><text:span text:style-name="T7"><text:s text:c="6"/></text:span><text:span text:style-name="T7">break;</text:span></text:p>
            <text:p text:style-name="P14"><text:span text:style-name="T7"><text:s text:c="4"/></text:span><text:span text:style-name="T7">case "Selasa":</text:span></text:p>
            <text:p text:style-name="P14"><text:span text:style-name="T7"><text:s text:c="6"/></text:span><text:span text:style-name="T7">go(sakit);</text:span></text:p>
            <text:p text:style-name="P14"><text:span text:style-name="T7"><text:s text:c="6"/></text:span><text:span text:style-name="T7">break;</text:span></text:p>
            <text:p text:style-name="P14"><text:span text:style-name="T7"><text:s text:c="4"/></text:span><text:span text:style-name="T7">case "Rabu":</text:span></text:p>
            <text:p text:style-name="P14"><text:span text:style-name="T7"><text:s text:c="6"/></text:span><text:span text:style-name="T7">go(bolos);</text:span></text:p>
            <text:p text:style-name="P14"><text:span text:style-name="T7"><text:s text:c="6"/></text:span><text:span text:style-name="T7">break;</text:span></text:p>
            <text:p text:style-name="P14"><text:span text:style-name="T7"><text:s text:c="4"/></text:span><text:span text:style-name="T7">case "Kamis":</text:span></text:p>
            <text:p text:style-name="P14"><text:span text:style-name="T7"><text:s text:c="4"/></text:span><text:span text:style-name="T7">case "Jumat":</text:span></text:p>
            <text:p text:style-name="P14"><text:span text:style-name="T7"><text:s text:c="6"/></text:span><text:span text:style-name="T7">go(kerja);</text:span></text:p>
            <text:p text:style-name="P14"><text:span text:style-name="T7"><text:s text:c="6"/></text:span><text:span text:style-name="T7">break;</text:span></text:p>
            <text:p text:style-name="P14"><text:span text:style-name="T7"><text:s text:c="4"/></text:span><text:span text:style-name="T7">case "Minggu":</text:span></text:p>
            <text:p text:style-name="P14"><text:span text:style-name="T7"><text:s text:c="6"/></text:span><text:span text:style-name="T7">go(hibernasi);</text:span></text:p>
            <text:p text:style-name="P14"><text:span text:style-name="T7"><text:s text:c="6"/></text:span><text:span text:style-name="T7">break;</text:span></text:p>
            <text:p text:style-name="P14"><text:span text:style-name="T7"><text:s text:c="4"/></text:span><text:span text:style-name="T7">default:</text:span></text:p>
            <text:p text:style-name="P14"><text:span text:style-name="T7"><text:s text:c="6"/></text:span><text:span text:style-name="T7">go(work);</text:span></text:p>
            <text:p text:style-name="P14"><text:span text:style-name="T7"><text:s text:c="2"/></text:span><text:span text:style-name="T7">}</text:span></text:p>
            <text:p text:style-name="P14"><text:span text:style-name="T7">}).call(this);</text:span></text:p>
            <text:p text:style-name="P14"><text:span text:style-name="T7"/></text:p>
          </draw:text-box>
        </draw:frame>
        <anim:par presentation:node-type="timing-root">
          <anim:par smil:begin="id4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7" presentation:class="page"/>
          <draw:frame presentation:style-name="pr3" draw:text-style-name="P6" draw:layer="layout" svg:width="16.799cm" svg:height="13.364cm" svg:x="2.1cm" svg:y="14.107cm" presentation:class="notes" presentation:placeholder="true">
            <draw:text-box/>
          </draw:frame>
        </presentation:notes>
      </draw:page>
      <draw:page draw:name="page48" draw:style-name="dp1" draw:master-page-name="forest" presentation:presentation-page-layout-name="AL1T0" xml:id="id48" draw:id="id48">
        <office:forms form:automatic-focus="false" form:apply-design-mode="false"/>
        <draw:frame presentation:style-name="pr51" draw:text-style-name="P1" draw:layer="layout" svg:width="24.5cm" svg:height="2.843cm" svg:x="1.524cm" svg:y="1.221cm" presentation:class="title" presentation:user-transformed="true">
          <draw:text-box>
            <text:p text:style-name="P1">Coffee Script – String</text:p>
          </draw:text-box>
        </draw:frame>
        <draw:frame presentation:style-name="pr2" draw:text-style-name="P16" draw:layer="layout" svg:width="24.5cm" svg:height="13.86cm" svg:x="2.032cm" svg:y="4.318cm" presentation:class="subtitle" presentation:user-transformed="true">
          <draw:text-box>
            <text:p text:style-name="P14"><text:span text:style-name="T1">pengarang = "Enid Blyton"</text:span></text:p>
            <text:p text:style-name="P14"><text:span text:style-name="T1">kalimat <text:s/>= "Lima Sekawan – di Pulau Harta. -- #{pengarang}"</text:span></text:p>
            <text:p text:style-name="P14"><text:span text:style-name="T1"/></text:p>
            <text:p text:style-name="P14"><text:span text:style-name="T1">hitung = "#{365/7} - jumlah minggu per tahun"</text:span></text:p>
          </draw:text-box>
        </draw:frame>
        <anim:par presentation:node-type="timing-root">
          <anim:par smil:begin="id4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8" presentation:class="page"/>
          <draw:frame presentation:style-name="pr3" draw:text-style-name="P6" draw:layer="layout" svg:width="16.799cm" svg:height="13.364cm" svg:x="2.1cm" svg:y="14.107cm" presentation:class="notes" presentation:placeholder="true">
            <draw:text-box/>
          </draw:frame>
        </presentation:notes>
      </draw:page>
      <draw:page draw:name="page49" draw:style-name="dp1" draw:master-page-name="forest" presentation:presentation-page-layout-name="AL1T0" xml:id="id49" draw:id="id49">
        <office:forms form:automatic-focus="false" form:apply-design-mode="false"/>
        <draw:frame presentation:style-name="pr52" draw:text-style-name="P1" draw:layer="layout" svg:width="24.5cm" svg:height="2.843cm" svg:x="1.524cm" svg:y="1.221cm" presentation:class="title" presentation:user-transformed="true">
          <draw:text-box>
            <text:p text:style-name="P1">Coffee Script – String</text:p>
          </draw:text-box>
        </draw:frame>
        <draw:frame presentation:style-name="pr2" draw:text-style-name="P16" draw:layer="layout" svg:width="24.5cm" svg:height="13.86cm" svg:x="2.032cm" svg:y="4.318cm" presentation:class="subtitle" presentation:user-transformed="true">
          <draw:text-box>
            <text:p text:style-name="P14"><text:span text:style-name="T8">ajep = "ajep ajep ajep ajep ajep</text:span></text:p>
            <text:p text:style-name="P14"><text:span text:style-name="T8">ajep ajep ajep"</text:span></text:p>
            <text:p text:style-name="P14"><text:span text:style-name="T8"/></text:p>
            <text:p text:style-name="P14"><text:span text:style-name="T8">ajep = ''' </text:span></text:p>
            <text:p text:style-name="P14"><text:span text:style-name="T8"><text:s text:c="3"/></text:span><text:span text:style-name="T8">Satu</text:span></text:p>
            <text:p text:style-name="P14"><text:span text:style-name="T8"><text:s text:c="3"/></text:span><text:span text:style-name="T8">Dua</text:span></text:p>
            <text:p text:style-name="P14"><text:span text:style-name="T8"><text:s text:c="3"/></text:span><text:span text:style-name="T8">Tiga</text:span></text:p>
            <text:p text:style-name="P14"><text:span text:style-name="T8"><text:s text:c="7"/></text:span><text:span text:style-name="T8">'''</text:span></text:p>
            <text:p text:style-name="P14"><text:span text:style-name="T1"/></text:p>
            <text:p text:style-name="P14"><text:span text:style-name="T1"/></text:p>
          </draw:text-box>
        </draw:frame>
        <anim:par presentation:node-type="timing-root">
          <anim:par smil:begin="id4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9" presentation:class="page"/>
          <draw:frame presentation:style-name="pr3" draw:text-style-name="P6" draw:layer="layout" svg:width="16.799cm" svg:height="13.364cm" svg:x="2.1cm" svg:y="14.107cm" presentation:class="notes" presentation:placeholder="true">
            <draw:text-box/>
          </draw:frame>
        </presentation:notes>
      </draw:page>
      <draw:page draw:name="page50" draw:style-name="dp1" draw:master-page-name="forest" presentation:presentation-page-layout-name="AL3T32" xml:id="id50" draw:id="id50">
        <office:forms form:automatic-focus="false" form:apply-design-mode="false"/>
        <draw:frame presentation:style-name="pr6" draw:text-style-name="P20" draw:layer="layout" svg:width="23.206cm" svg:height="17.273cm" svg:x="2.794cm" svg:y="1.5cm" presentation:class="subtitle" presentation:user-transformed="true">
          <draw:text-box>
            <text:p text:style-name="P14"><text:span text:style-name="T9">Links:</text:span></text:p>
            <text:p text:style-name="P14"><text:span text:style-name="T9"/></text:p>
            <text:p text:style-name="P14"><text:span text:style-name="T9">node: <text:s text:c="8"/>http://nodejs.org/</text:span></text:p>
            <text:p text:style-name="P14"><text:span text:style-name="T9">npm: <text:s text:c="9"/>http://npmjs.org/</text:span></text:p>
            <text:p text:style-name="P14"><text:span text:style-name="T9">coffeescript: http://jashkenas.github.com/coffee-script/</text:span></text:p>
            <text:p text:style-name="P14"><text:span text:style-name="T9">sprockets: <text:s text:c="3"/>https://github.com/sstephenson/sprockets</text:span></text:p>
            <text:p text:style-name="P14"><text:span text:style-name="T9">sass/scss: <text:s text:c="3"/>http://sass-lang.com/</text:span></text:p>
            <text:p text:style-name="P14"><text:span text:style-name="T9">less: <text:s text:c="8"/>http://lesscss.org/</text:span></text:p>
            <text:p text:style-name="P14"><text:span text:style-name="T9">execjs: <text:s text:c="6"/>https://github.com/sstephenson/execjs</text:span></text:p>
            <text:p text:style-name="P14"><text:span text:style-name="T9">ejs: <text:s text:c="9"/>https://github.com/sstephenson/ruby-ejs</text:span></text:p>
            <text:p text:style-name="P14"><text:span text:style-name="T9">ruby eco: <text:s text:c="4"/>https://github.com/sstephenson/ruby-eco</text:span></text:p>
            <text:p text:style-name="P14"><text:span text:style-name="T9">eco: <text:s text:c="9"/>https://github.com/sstephenson/eco</text:span></text:p>
            <text:p text:style-name="P14"><text:span text:style-name="T9">http://guides.rubyonrails.org/asset_pipeline.html</text:span></text:p>
            <text:p text:style-name="P14"><text:span text:style-name="T9"/></text:p>
          </draw:text-box>
        </draw:frame>
        <anim:par presentation:node-type="timing-root">
          <anim:par smil:begin="id5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50" presentation:class="page"/>
          <draw:frame presentation:style-name="pr3" draw:text-style-name="P6" draw:layer="layout" svg:width="16.799cm" svg:height="13.364cm" svg:x="2.1cm" svg:y="14.107cm" presentation:class="notes" presentation:placeholder="true">
            <draw:text-box/>
          </draw:frame>
        </presentation:notes>
      </draw:page>
      <draw:page draw:name="page51" draw:style-name="dp1" draw:master-page-name="forest" presentation:presentation-page-layout-name="AL3T32" xml:id="id51" draw:id="id51">
        <office:forms form:automatic-focus="false" form:apply-design-mode="false"/>
        <draw:frame presentation:style-name="pr6" draw:text-style-name="P20" draw:layer="layout" svg:width="24.476cm" svg:height="17.273cm" svg:x="1.524cm" svg:y="1.5cm" presentation:class="subtitle" presentation:user-transformed="true">
          <draw:text-box>
            <text:p><text:span text:style-name="T1">git://github.com/karuna/presentation.git</text:span></text:p>
            <text:p text:style-name="P14"><text:span text:style-name="T9"/></text:p>
          </draw:text-box>
        </draw:frame>
        <anim:par presentation:node-type="timing-root">
          <anim:par smil:begin="id5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51" presentation:class="page"/>
          <draw:frame presentation:style-name="pr3" draw:text-style-name="P6" draw:layer="layout" svg:width="16.799cm" svg:height="13.364cm" svg:x="2.1cm" svg:y="14.107cm" presentation:class="notes" presentation:placeholder="true">
            <draw:text-box/>
          </draw:frame>
        </presentation:notes>
      </draw:page>
      <draw:page draw:name="page52" draw:style-name="dp1" draw:master-page-name="forest" presentation:presentation-page-layout-name="AL3T32" xml:id="id52" draw:id="id52">
        <office:forms form:automatic-focus="false" form:apply-design-mode="false"/>
        <draw:frame presentation:style-name="pr53" draw:text-style-name="P22" draw:layer="layout" svg:width="24.476cm" svg:height="17.249cm" svg:x="1.524cm" svg:y="1.524cm" presentation:class="subtitle" presentation:user-transformed="true">
          <draw:text-box>
            <text:p text:style-name="P21"><text:span text:style-name="T10">THE END</text:span></text:p>
          </draw:text-box>
        </draw:frame>
        <anim:par presentation:node-type="timing-root">
          <anim:par smil:begin="id5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52"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axial" draw:start-color="#ffff99" draw:end-color="#ff6633" draw:start-intensity="100%" draw:end-intensity="95%" draw:angle="900" draw:border="0%"/>
    <draw:fill-image draw:name="forest" xlink:href="Pictures/10000000000003200000025830674EDA.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style:text-autospace="none"/>
      <style:text-properties fo:font-size="12pt" fo:language="en" fo:country="US" style:font-size-asian="12pt" style:font-size-complex="12pt"/>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tunnel-background" style:family="presentation">
      <style:graphic-properties draw:stroke="none" draw:fill="none" draw:fill-color="#ccccff" draw:fill-image-width="1cm" draw:fill-image-height="1cm"/>
      <style:text-properties fo:hyphenate="true"/>
    </style:style>
    <style:style style:name="lyt-tunnel-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tunnel-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tunnel-outline1" style:family="presentation">
      <style:graphic-properties draw:stroke="none" draw:fill="none">
        <text:list-style style:name="lyt-tunnel-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tunnel-outline2" style:family="presentation" style:parent-style-name="lyt-tunnel-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tunnel-outline3" style:family="presentation" style:parent-style-name="lyt-tunnel-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tunnel-outline4" style:family="presentation" style:parent-style-name="lyt-tunnel-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5" style:family="presentation" style:parent-style-name="lyt-tunnel-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6" style:family="presentation" style:parent-style-name="lyt-tunnel-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7" style:family="presentation" style:parent-style-name="lyt-tunnel-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8" style:family="presentation" style:parent-style-name="lyt-tunnel-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9" style:family="presentation" style:parent-style-name="lyt-tunnel-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tunnel-subtitle" style:family="presentation">
      <style:graphic-properties draw:stroke="none" draw:fill="none" draw:textarea-vertical-align="middle">
        <text:list-style style:name="lyt-tunnel-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tunnel-title" style:family="presentation">
      <style:graphic-properties draw:stroke="none" draw:fill="none" draw:textarea-vertical-align="middle">
        <text:list-style style:name="lyt-tunnel-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forest-background" style:family="presentation">
      <style:graphic-properties draw:stroke="none" draw:fill="bitmap" draw:fill-image-name="forest" style:repeat="stretch"/>
      <style:text-properties style:letter-kerning="true"/>
    </style:style>
    <style:style style:name="forest-backgroundobjects" style:family="presentation">
      <style:graphic-properties draw:shadow="hidden" draw:shadow-offset-x="0.3cm" draw:shadow-offset-y="0.3cm" draw:shadow-color="#808080"/>
      <style:text-properties fo:language="en" fo:country="US" style:letter-kerning="true"/>
    </style:style>
    <style:style style:name="forest-notes" style:family="presentation">
      <style:graphic-properties draw:stroke="none" draw:fill="none">
        <text:list-style style:name="fores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language="en" fo:country="US"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forest-outline1" style:family="presentation">
      <style:graphic-properties draw:stroke="none" draw:fill="none">
        <text:list-style style:name="for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outline2" style:family="presentation" style:parent-style-name="forest-outline1">
      <style:paragraph-properties fo:margin-left="2.399cm" fo:margin-right="0cm" fo:margin-top="0cm" fo:margin-bottom="0.4cm" fo:text-indent="-0.8cm"/>
      <style:text-properties fo:font-size="28pt" style:font-size-asian="28pt" style:font-size-complex="28pt"/>
    </style:style>
    <style:style style:name="forest-outline3" style:family="presentation" style:parent-style-name="forest-outline2">
      <style:paragraph-properties fo:margin-left="3.599cm" fo:margin-right="0cm" fo:margin-top="0cm" fo:margin-bottom="0.3cm" fo:text-indent="-0.6cm"/>
      <style:text-properties fo:font-size="24pt" style:font-size-asian="24pt" style:font-size-complex="24pt"/>
    </style:style>
    <style:style style:name="forest-outline4" style:family="presentation" style:parent-style-name="forest-outline3">
      <style:paragraph-properties fo:margin-left="4.8cm" fo:margin-right="0cm" fo:margin-top="0cm" fo:margin-bottom="0.2cm" fo:text-indent="-0.6cm"/>
      <style:text-properties fo:font-size="20pt" style:font-size-asian="20pt" style:font-size-complex="20pt"/>
    </style:style>
    <style:style style:name="forest-outline5" style:family="presentation" style:parent-style-name="forest-outline4">
      <style:paragraph-properties fo:margin-left="5.999cm" fo:margin-right="0cm" fo:margin-top="0cm" fo:margin-bottom="0.1cm" fo:text-indent="-0.6cm"/>
      <style:text-properties fo:font-size="20pt" style:font-size-asian="20pt" style:font-size-complex="20pt"/>
    </style:style>
    <style:style style:name="forest-outline6" style:family="presentation" style:parent-style-name="forest-outline5">
      <style:paragraph-properties fo:margin-left="7.2cm" fo:margin-right="0cm" fo:margin-top="0cm" fo:margin-bottom="0.1cm" fo:text-indent="-0.6cm"/>
      <style:text-properties fo:font-size="20pt" style:font-size-asian="20pt" style:font-size-complex="20pt"/>
    </style:style>
    <style:style style:name="forest-outline7" style:family="presentation" style:parent-style-name="forest-outline6">
      <style:paragraph-properties fo:margin-left="8.399cm" fo:margin-right="0cm" fo:margin-top="0cm" fo:margin-bottom="0.1cm" fo:text-indent="-0.6cm"/>
      <style:text-properties fo:font-size="20pt" style:font-size-asian="20pt" style:font-size-complex="20pt"/>
    </style:style>
    <style:style style:name="forest-outline8" style:family="presentation" style:parent-style-name="forest-outline7">
      <style:paragraph-properties fo:margin-left="9.6cm" fo:margin-right="0cm" fo:margin-top="0cm" fo:margin-bottom="0.1cm" fo:text-indent="-0.6cm"/>
      <style:text-properties fo:font-size="20pt" style:font-size-asian="20pt" style:font-size-complex="20pt"/>
    </style:style>
    <style:style style:name="forest-outline9" style:family="presentation" style:parent-style-name="forest-outline8">
      <style:paragraph-properties fo:margin-left="10.799cm" fo:margin-right="0cm" fo:margin-top="0cm" fo:margin-bottom="0.1cm" fo:text-indent="-0.6cm"/>
      <style:text-properties fo:font-size="20pt" style:font-size-asian="20pt" style:font-size-complex="20pt"/>
    </style:style>
    <style:style style:name="forest-subtitle" style:family="presentation">
      <style:graphic-properties draw:stroke="none" draw:fill="none" draw:textarea-vertical-align="middle">
        <text:list-style style:name="for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title" style:family="presentation">
      <style:graphic-properties draw:stroke="none" draw:fill="none" draw:textarea-vertical-align="middle">
        <text:list-style style:name="for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forest"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tunnel-title">
      <style:graphic-properties draw:fill-color="#ffffff" draw:auto-grow-height="false" fo:min-height="3.507cm"/>
    </style:style>
    <style:style style:name="Mpr2" style:family="presentation" style:parent-style-name="lyt-tunnel-backgroundobjects">
      <style:graphic-properties draw:stroke="none" draw:fill="none" draw:fill-color="#ffffff" draw:auto-grow-height="false" fo:min-height="1.449cm"/>
    </style:style>
    <style:style style:name="Mpr3" style:family="presentation" style:parent-style-name="lyt-tunnel-backgroundobjects">
      <style:graphic-properties draw:stroke="none" draw:fill="none" draw:fill-color="#ffffff" draw:auto-grow-height="false" fo:min-height="1.485cm"/>
    </style:style>
    <style:style style:name="Mpr4" style:family="presentation" style:parent-style-name="lyt-tunnel-backgroundobjects">
      <style:graphic-properties draw:stroke="none" draw:fill="none" draw:fill-color="#ffffff" draw:textarea-vertical-align="bottom" draw:auto-grow-height="false" fo:min-height="1.485cm"/>
    </style:style>
    <style:style style:name="Mpr5" style:family="presentation" style:parent-style-name="forest-backgroundobjects">
      <style:graphic-properties draw:stroke="none" draw:fill="none" draw:fill-color="#ffffff" draw:auto-grow-height="false" fo:min-height="1.449cm"/>
    </style:style>
    <style:style style:name="Mpr6" style:family="presentation" style:parent-style-name="forest-backgroundobjects">
      <style:graphic-properties draw:stroke="none" draw:fill="none" draw:fill-color="#ffffff" draw:auto-grow-height="false" fo:min-height="1.485cm"/>
    </style:style>
    <style:style style:name="Mpr7" style:family="presentation" style:parent-style-name="fores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tunnel" style:page-layout-name="PM1" draw:style-name="Mdp1">
      <draw:frame presentation:style-name="Mpr1" draw:text-style-name="MP2" draw:layer="backgroundobjects" svg:width="24cm" svg:height="2.843cm" svg:x="2cm" svg:y="1.5cm" presentation:class="title">
        <draw:text-box>
          <text:p text:style-name="MP2">Click to edit the title text format</text:p>
        </draw:text-box>
      </draw:frame>
      <draw:frame presentation:style-name="lyt-tunnel-outline1" draw:layer="backgroundobjects" svg:width="23.5cm" svg:height="13.86cm" svg:x="2cm" svg:y="5.5cm" presentation:class="outline" presentation:placeholder="true">
        <draw:text-box/>
      </draw:frame>
      <draw:frame presentation:style-name="Mpr2" draw:text-style-name="MP3" draw:layer="backgroundobjects" svg:width="6.523cm" svg:height="1.448cm" svg:x="1.877cm" svg:y="17.5cm" presentation:class="date-time">
        <draw:text-box>
          <text:p text:style-name="MP3"><text:span text:style-name="MT1"><presentation:date-time/></text:span></text:p>
        </draw:text-box>
      </draw:frame>
      <draw:frame presentation:style-name="Mpr2" draw:text-style-name="MP4" draw:layer="backgroundobjects" svg:width="8.951cm" svg:height="1.448cm" svg:x="9.5cm" svg:y="17.552cm" presentation:class="footer">
        <draw:text-box>
          <text:p text:style-name="MP4"><text:span text:style-name="MT1"><presentation:footer/></text:span></text:p>
        </draw:text-box>
      </draw:frame>
      <draw:frame presentation:style-name="Mpr2" draw:text-style-name="MP5" draw:layer="backgroundobjects" svg:width="6.523cm" svg:height="1.448cm" svg:x="19.477cm" svg:y="17.552cm" presentation:class="page-number">
        <draw:text-box>
          <text:p text:style-name="MP5"><text:span text:style-name="MT1"><text:page-number>&lt;number&gt;</text:page-number></text:span></text:p>
        </draw:text-box>
      </draw:frame>
      <presentation:notes style:page-layout-name="PM2">
        <draw:page-thumbnail presentation:style-name="lyt-tunnel-title" draw:layer="backgroundobjects" svg:width="14.848cm" svg:height="11.136cm" svg:x="3.075cm" svg:y="2.257cm" presentation:class="page"/>
        <draw:frame presentation:style-name="lyt-tunnel-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cm" svg:y="0cm" presentation:class="header">
          <draw:text-box>
            <text:p text:style-name="MP3"><text:span text:style-name="MT1"><presentation:header/></text:span></text:p>
          </draw:text-box>
        </draw:frame>
        <draw:frame presentation:style-name="Mpr3" draw:text-style-name="MP5" draw:layer="backgroundobjects" svg:width="9.113cm" svg:height="1.484cm" svg:x="11.886cm" svg:y="0cm" presentation:class="date-time">
          <draw:text-box>
            <text:p text:style-name="MP5"><text:span text:style-name="MT1"><presentation:date-time/></text:span></text:p>
          </draw:text-box>
        </draw:frame>
        <draw:frame presentation:style-name="Mpr4" draw:text-style-name="MP3" draw:layer="backgroundobjects" svg:width="9.113cm" svg:height="1.484cm" svg:x="0cm" svg:y="28.215cm" presentation:class="footer">
          <draw:text-box>
            <text:p text:style-name="MP3"><text:span text:style-name="MT1"><presentation:footer/></text:span></text:p>
          </draw:text-box>
        </draw:frame>
        <draw:frame presentation:style-name="Mpr4"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style:master-page style:name="forest" style:page-layout-name="PM1" draw:style-name="Mdp2">
      <draw:frame presentation:style-name="forest-title" draw:layer="backgroundobjects" svg:width="24.5cm" svg:height="2.843cm" svg:x="1.5cm" svg:y="1.5cm" presentation:class="title" presentation:placeholder="true">
        <draw:text-box/>
      </draw:frame>
      <draw:frame presentation:style-name="forest-outline1" draw:layer="backgroundobjects" svg:width="24.5cm" svg:height="13.86cm" svg:x="1.5cm" svg:y="4.914cm" presentation:class="outline" presentation:placeholder="true">
        <draw:text-box/>
      </draw:frame>
      <draw:frame presentation:style-name="Mpr5" draw:text-style-name="MP3" draw:layer="backgroundobjects" svg:width="6.497cm" svg:height="1.442cm" svg:x="1.5cm" svg:y="19.434cm" presentation:class="date-time">
        <draw:text-box>
          <text:p text:style-name="MP3"><text:span text:style-name="MT1"><presentation:date-time/></text:span></text:p>
        </draw:text-box>
      </draw:frame>
      <draw:frame presentation:style-name="Mpr5" draw:text-style-name="MP4" draw:layer="backgroundobjects" svg:width="8.839cm" svg:height="1.442cm" svg:x="9.644cm" svg:y="19.434cm" presentation:class="footer">
        <draw:text-box>
          <text:p text:style-name="MP4"><text:span text:style-name="MT1"><presentation:footer/></text:span></text:p>
        </draw:text-box>
      </draw:frame>
      <draw:frame presentation:style-name="Mpr5" draw:text-style-name="MP5" draw:layer="backgroundobjects" svg:width="6.497cm" svg:height="1.442cm" svg:x="20.102cm" svg:y="19.434cm" presentation:class="page-number">
        <draw:text-box>
          <text:p text:style-name="MP5"><text:span text:style-name="MT1"><text:page-number>&lt;number&gt;</text:page-number></text:span></text:p>
        </draw:text-box>
      </draw:frame>
      <presentation:notes style:page-layout-name="PM2">
        <draw:page-thumbnail presentation:style-name="forest-title" draw:layer="backgroundobjects" svg:width="14.848cm" svg:height="11.136cm" svg:x="3.075cm" svg:y="2.257cm" presentation:class="page"/>
        <draw:frame presentation:style-name="forest-notes" draw:layer="backgroundobjects" svg:width="16.799cm" svg:height="13.364cm" svg:x="2.1cm" svg:y="14.107cm" presentation:class="notes" presentation:placeholder="true">
          <draw:text-box/>
        </draw:frame>
        <draw:frame presentation:style-name="Mpr6" draw:text-style-name="MP3" draw:layer="backgroundobjects" svg:width="9.113cm" svg:height="1.484cm" svg:x="0cm" svg:y="0cm" presentation:class="header">
          <draw:text-box>
            <text:p text:style-name="MP3"><text:span text:style-name="MT1"><presentation:header/></text:span></text:p>
          </draw:text-box>
        </draw:frame>
        <draw:frame presentation:style-name="Mpr6" draw:text-style-name="MP5" draw:layer="backgroundobjects" svg:width="9.113cm" svg:height="1.484cm" svg:x="11.886cm" svg:y="0cm" presentation:class="date-time">
          <draw:text-box>
            <text:p text:style-name="MP5"><text:span text:style-name="MT1"><presentation:date-time/></text:span></text:p>
          </draw:text-box>
        </draw:frame>
        <draw:frame presentation:style-name="Mpr7" draw:text-style-name="MP3" draw:layer="backgroundobjects" svg:width="9.113cm" svg:height="1.484cm" svg:x="0cm" svg:y="28.215cm" presentation:class="footer">
          <draw:text-box>
            <text:p text:style-name="MP3"><text:span text:style-name="MT1"><presentation:footer/></text:span></text:p>
          </draw:text-box>
        </draw:frame>
        <draw:frame presentation:style-name="Mpr7"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302</meta:generator>
    <dc:title>Introducing a New Product</dc:title>
    <dc:description>General introduction of a new product taking customer wishes into account</dc:description>
    <meta:creation-date>2011-09-17T10:37:09</meta:creation-date>
    <dc:language>en-US</dc:language>
    <meta:editing-cycles>24</meta:editing-cycles>
    <meta:editing-duration>PT4H12M47S</meta:editing-duration>
    <meta:initial-creator>Karuna Murti</meta:initial-creator>
    <dc:date>2011-09-20T11:16:28</dc:date>
    <dc:creator>Karuna Murti</dc:creator>
    <meta:document-statistic meta:object-count="234"/>
    <meta:user-defined meta:name="Info 0"/>
    <meta:user-defined meta:name="Info 1"/>
    <meta:user-defined meta:name="Info 2"/>
    <meta:user-defined meta:name="Info 3"/>
    <meta:template xlink:type="simple" xlink:actuate="onRequest" xlink:title="Introducing a New Product" xlink:href="../../../../../../opt/libreoffice3.4/basis3.4/share/template/en-US/presnt/prs-novelty.otp" meta:date="2004-05-19T10:37:56"/>
  </office:meta>
</office:document-meta>
</file>